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4296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23b74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8ebef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8ed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62d6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51f7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56c5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1c96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6647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4a84ba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1bf7b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369f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144a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155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1c0e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1e0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e5ab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3a69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8ece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166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2e07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1ab2f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1c96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99aa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d1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235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891e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b2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1c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4c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91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174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e90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7b9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85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82fe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c96b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2c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ed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21c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b52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b69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d76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d743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931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c4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4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fe9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e6ff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b3c1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0265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2145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f0d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7a3b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c6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914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d3a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bf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ab3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056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c88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99a1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9a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69b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8f1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ca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6f49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048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bb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d97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1bd5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797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9e1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57b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9e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eb1c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282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df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72a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738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5c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8651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e33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7f6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b1b26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b1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03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ceb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99f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de9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65f5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5d3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13e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3bf9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9c5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c05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a911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c31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c15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1882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c32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fa7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1e10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26b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30b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b2765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4267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b03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2dc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428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4549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3f8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44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d0d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62d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32c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6443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5a22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342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374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3851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8eec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6bf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9609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9dc4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eb4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eee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e2aa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9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957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998e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b9f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35312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d41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d0b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c5e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063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4044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4057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f51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7f5c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d68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529d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4b42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27dd1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df9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2c7a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ec7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efd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fee3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6f71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81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8374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9f4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99d8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b3f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ba51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b93a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7f6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2d69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e103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f415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f4d3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22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f3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3bd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6fd37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b9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073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76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1ed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3e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20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3713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c19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e3bd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df5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b322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070b59" officeooo:paragraph-rsid="42155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544ab1" officeooo:paragraph-rsid="4a544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82145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828e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82a51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82be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5c5e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802c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6b6d7" officeooo:paragraph-rsid="47d579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68d0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69175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694f8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6903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7c095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87647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256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6938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56a56d" officeooo:paragraph-rsid="481ba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662d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db2d3" officeooo:paragraph-rsid="46969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db2d3" officeooo:paragraph-rsid="45ddb2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db2d3" officeooo:paragraph-rsid="4661c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db2d3" officeooo:paragraph-rsid="465a22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db2d3" officeooo:paragraph-rsid="429609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579319" officeooo:paragraph-rsid="485793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0ea0f0" officeooo:paragraph-rsid="45c5e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87927" officeooo:paragraph-rsid="45c8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2538b1" officeooo:paragraph-rsid="45df9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75b035" officeooo:paragraph-rsid="468374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ed3b2" officeooo:paragraph-rsid="473b9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7373b" officeooo:paragraph-rsid="46f73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7373b" officeooo:paragraph-rsid="471da2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7373b" officeooo:paragraph-rsid="471b51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7373b" officeooo:paragraph-rsid="46fee3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7373b" officeooo:paragraph-rsid="470cf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628469" officeooo:paragraph-rsid="42155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4355e2" officeooo:paragraph-rsid="49d931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4355e2" officeooo:paragraph-rsid="45df9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4355e2" officeooo:paragraph-rsid="4688f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e4355e2" officeooo:paragraph-rsid="468374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4c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91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7fcb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9ae93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8fcd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59c5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4355e2" officeooo:paragraph-rsid="4a1ff5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1c1c1c"/>
    </style:style>
    <style:style style:name="T2" style:family="text">
      <style:text-properties fo:color="#1c1c1c" style:font-name="標楷體1"/>
    </style:style>
    <style:style style:name="T3" style:family="text">
      <style:text-properties fo:color="#1c1c1c" style:font-name="標楷體1" officeooo:rsid="1e28fd16"/>
    </style:style>
    <style:style style:name="T4" style:family="text">
      <style:text-properties fo:color="#1c1c1c" style:font-name="標楷體1" officeooo:rsid="42628469"/>
    </style:style>
    <style:style style:name="T5" style:family="text">
      <style:text-properties fo:color="#1c1c1c" style:font-name="標楷體1" officeooo:rsid="1e00fd0a"/>
    </style:style>
    <style:style style:name="T6" style:family="text">
      <style:text-properties fo:color="#1c1c1c" style:font-name="標楷體1" officeooo:rsid="1f343427"/>
    </style:style>
    <style:style style:name="T7" style:family="text">
      <style:text-properties fo:color="#1c1c1c" style:font-name="標楷體1" style:font-name-asian="標楷體1"/>
    </style:style>
    <style:style style:name="T8" style:family="text">
      <style:text-properties fo:color="#1c1c1c" style:font-name="標楷體1" officeooo:rsid="467c75d6" style:font-name-asian="標楷體1"/>
    </style:style>
    <style:style style:name="T9" style:family="text">
      <style:text-properties fo:color="#1c1c1c" style:font-name="標楷體1" officeooo:rsid="1e28fd16" style:font-name-asian="標楷體1"/>
    </style:style>
    <style:style style:name="T10" style:family="text">
      <style:text-properties fo:color="#1c1c1c" style:font-name="標楷體1" officeooo:rsid="4719100b" style:font-name-asian="標楷體1"/>
    </style:style>
    <style:style style:name="T11" style:family="text">
      <style:text-properties fo:color="#1c1c1c" style:font-name="標楷體1" officeooo:rsid="46eb7621"/>
    </style:style>
    <style:style style:name="T12" style:family="text">
      <style:text-properties fo:color="#1c1c1c" officeooo:rsid="1e28fd16"/>
    </style:style>
    <style:style style:name="T13" style:family="text">
      <style:text-properties fo:color="#1c1c1c" officeooo:rsid="1e00fd0a"/>
    </style:style>
    <style:style style:name="T14" style:family="text">
      <style:text-properties fo:color="#1c1c1c" officeooo:rsid="467c75d6"/>
    </style:style>
    <style:style style:name="T15" style:family="text">
      <style:text-properties fo:color="#1c1c1c" officeooo:rsid="46eb7621"/>
    </style:style>
    <style:style style:name="T16" style:family="text">
      <style:text-properties style:font-name="標楷體1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468d0f03" style:font-name-asian="標楷體1"/>
    </style:style>
    <style:style style:name="T19" style:family="text">
      <style:text-properties style:font-name="標楷體1" officeooo:rsid="1e4355e2" style:font-name-asian="標楷體1"/>
    </style:style>
    <style:style style:name="T20" style:family="text">
      <style:text-properties style:font-name="標楷體1" officeooo:rsid="46fed3b2" style:font-name-asian="標楷體1"/>
    </style:style>
    <style:style style:name="T21" style:family="text">
      <style:text-properties style:font-name="標楷體1" officeooo:rsid="470cfd10" style:font-name-asian="標楷體1"/>
    </style:style>
    <style:style style:name="T22" style:family="text">
      <style:text-properties style:font-name="標楷體1" officeooo:rsid="471b514e" style:font-name-asian="標楷體1"/>
    </style:style>
    <style:style style:name="T23" style:family="text">
      <style:text-properties style:font-name="標楷體1" officeooo:rsid="47d4e05c" style:font-name-asian="標楷體1"/>
    </style:style>
    <style:style style:name="T24" style:family="text">
      <style:text-properties style:font-name="標楷體1" officeooo:rsid="48b8f4be" style:font-name-asian="標楷體1"/>
    </style:style>
    <style:style style:name="T25" style:family="text">
      <style:text-properties style:font-name="標楷體1" officeooo:rsid="48f3a6fe" style:font-name-asian="標楷體1"/>
    </style:style>
    <style:style style:name="T26" style:family="text">
      <style:text-properties style:font-name="標楷體1" officeooo:rsid="1e28fd16" style:font-name-asian="標楷體1"/>
    </style:style>
    <style:style style:name="T27" style:family="text">
      <style:text-properties style:font-name="標楷體1" officeooo:rsid="4719100b" style:font-name-asian="標楷體1"/>
    </style:style>
    <style:style style:name="T28" style:family="text">
      <style:text-properties style:font-name="標楷體1" officeooo:rsid="482e07c1" style:font-name-asian="標楷體1"/>
    </style:style>
    <style:style style:name="T29" style:family="text">
      <style:text-properties style:font-name="標楷體1" officeooo:rsid="1e96bbe3"/>
    </style:style>
    <style:style style:name="T30" style:family="text">
      <style:text-properties style:font-name="標楷體1" officeooo:rsid="1e28fd16"/>
    </style:style>
    <style:style style:name="T31" style:family="text">
      <style:text-properties style:font-name="標楷體1" officeooo:rsid="1f343427"/>
    </style:style>
    <style:style style:name="T32" style:family="text">
      <style:text-properties style:font-name="標楷體1" officeooo:rsid="419efbe9"/>
    </style:style>
    <style:style style:name="T33" style:family="text">
      <style:text-properties style:font-name="標楷體1" officeooo:rsid="1eff25a1"/>
    </style:style>
    <style:style style:name="T34" style:family="text">
      <style:text-properties style:font-name="標楷體1" officeooo:rsid="2fc7fbdd"/>
    </style:style>
    <style:style style:name="T35" style:family="text">
      <style:text-properties style:font-name="標楷體1" officeooo:rsid="29490711"/>
    </style:style>
    <style:style style:name="T36" style:family="text">
      <style:text-properties style:font-name="標楷體1" officeooo:rsid="42628469"/>
    </style:style>
    <style:style style:name="T37" style:family="text">
      <style:text-properties style:font-name="標楷體1" officeooo:rsid="41deec2d"/>
    </style:style>
    <style:style style:name="T38" style:family="text">
      <style:text-properties style:font-name="標楷體1" officeooo:rsid="1e4355e2"/>
    </style:style>
    <style:style style:name="T39" style:family="text">
      <style:text-properties style:font-name="標楷體1" officeooo:rsid="4594d970"/>
    </style:style>
    <style:style style:name="T40" style:family="text">
      <style:text-properties style:font-name="標楷體1" officeooo:rsid="42163567"/>
    </style:style>
    <style:style style:name="T41" style:family="text">
      <style:text-properties style:font-name="標楷體1" officeooo:rsid="462d297c"/>
    </style:style>
    <style:style style:name="T42" style:family="text">
      <style:text-properties style:font-name="標楷體1" officeooo:rsid="4719100b"/>
    </style:style>
    <style:style style:name="T43" style:family="text">
      <style:text-properties style:font-name="標楷體1" officeooo:rsid="471978fb"/>
    </style:style>
    <style:style style:name="T44" style:family="text">
      <style:text-properties style:font-name="標楷體1" officeooo:rsid="13fbfca5"/>
    </style:style>
    <style:style style:name="T45" style:family="text">
      <style:text-properties style:font-name="標楷體1" officeooo:rsid="4256a56d"/>
    </style:style>
    <style:style style:name="T46" style:family="text">
      <style:text-properties style:font-name="標楷體1" officeooo:rsid="4675b035"/>
    </style:style>
    <style:style style:name="T47" style:family="text">
      <style:text-properties style:font-name="標楷體1" officeooo:rsid="4681bf94"/>
    </style:style>
    <style:style style:name="T48" style:family="text">
      <style:text-properties style:font-name="標楷體1" officeooo:rsid="17cb7444"/>
    </style:style>
    <style:style style:name="T49" style:family="text">
      <style:text-properties style:font-name="標楷體1" officeooo:rsid="46eb7621"/>
    </style:style>
    <style:style style:name="T50" style:family="text">
      <style:text-properties style:font-name="標楷體1" officeooo:rsid="45c87927"/>
    </style:style>
    <style:style style:name="T51" style:family="text">
      <style:text-properties style:font-name="標楷體1" officeooo:rsid="482e07c1"/>
    </style:style>
    <style:style style:name="T52" style:family="text">
      <style:text-properties style:font-name="標楷體1" officeooo:rsid="49eb1c0e"/>
    </style:style>
    <style:style style:name="T53" style:family="text">
      <style:text-properties style:font-name="標楷體1" officeooo:rsid="48b8f4be"/>
    </style:style>
    <style:style style:name="T54" style:family="text">
      <style:text-properties style:font-name="標楷體1" officeooo:rsid="4ad8e720"/>
    </style:style>
    <style:style style:name="T55" style:family="text">
      <style:text-properties style:font-name="標楷體1" officeooo:rsid="4a8651d8"/>
    </style:style>
    <style:style style:name="T56" style:family="text">
      <style:text-properties style:font-name="標楷體1" officeooo:rsid="4ad5600e"/>
    </style:style>
    <style:style style:name="T57" style:family="text">
      <style:text-properties fo:color="#010101"/>
    </style:style>
    <style:style style:name="T58" style:family="text">
      <style:text-properties fo:color="#010101" style:font-name="標楷體1"/>
    </style:style>
    <style:style style:name="T59" style:family="text">
      <style:text-properties fo:color="#010101" style:font-name="標楷體1" style:font-name-asian="標楷體1"/>
    </style:style>
    <style:style style:name="T60" style:family="text">
      <style:text-properties fo:color="#010101" style:font-name="標楷體1" fo:font-size="7pt" style:font-size-asian="7pt" style:font-size-complex="7pt"/>
    </style:style>
    <style:style style:name="T61" style:family="text">
      <style:text-properties fo:color="#010101" style:font-name="標楷體1" fo:font-size="7pt" officeooo:rsid="48782837" style:font-size-asian="7pt" style:font-size-complex="7pt"/>
    </style:style>
    <style:style style:name="T62" style:family="text">
      <style:text-properties fo:color="#010101" style:font-name="標楷體1" fo:font-size="7pt" officeooo:rsid="4b0606a0" style:font-size-asian="7pt" style:font-size-complex="7pt"/>
    </style:style>
    <style:style style:name="T63" style:family="text">
      <style:text-properties fo:color="#010101" officeooo:rsid="1e28fd16"/>
    </style:style>
    <style:style style:name="T64" style:family="text">
      <style:text-properties fo:color="#010101" fo:font-size="7pt" style:font-size-asian="7pt" style:font-size-complex="7pt"/>
    </style:style>
    <style:style style:name="T65" style:family="text">
      <style:text-properties officeooo:rsid="1d502999"/>
    </style:style>
    <style:style style:name="T66" style:family="text">
      <style:text-properties officeooo:rsid="1e28fd16"/>
    </style:style>
    <style:style style:name="T67" style:family="text">
      <style:text-properties officeooo:rsid="40c66b87"/>
    </style:style>
    <style:style style:name="T68" style:family="text">
      <style:text-properties officeooo:rsid="1e4355e2"/>
    </style:style>
    <style:style style:name="T69" style:family="text">
      <style:text-properties officeooo:rsid="17cb7444"/>
    </style:style>
    <style:style style:name="T70" style:family="text">
      <style:text-properties officeooo:rsid="1dae1a07"/>
    </style:style>
    <style:style style:name="T71" style:family="text">
      <style:text-properties officeooo:rsid="1e00fd0a"/>
    </style:style>
    <style:style style:name="T72" style:family="text">
      <style:text-properties officeooo:rsid="42b62e9a"/>
    </style:style>
    <style:style style:name="T73" style:family="text">
      <style:text-properties officeooo:rsid="45c87927"/>
    </style:style>
    <style:style style:name="T74" style:family="text">
      <style:text-properties officeooo:rsid="4256a56d"/>
    </style:style>
    <style:style style:name="T75" style:family="text">
      <style:text-properties officeooo:rsid="45ddb2d3"/>
    </style:style>
    <style:style style:name="T76" style:family="text">
      <style:text-properties officeooo:rsid="4379d239"/>
    </style:style>
    <style:style style:name="T77" style:family="text">
      <style:text-properties officeooo:rsid="468d0f03"/>
    </style:style>
    <style:style style:name="T78" style:family="text">
      <style:text-properties officeooo:rsid="46eb7621"/>
    </style:style>
    <style:style style:name="T79" style:family="text">
      <style:text-properties officeooo:rsid="46fed3b2"/>
    </style:style>
    <style:style style:name="T80" style:family="text">
      <style:text-properties officeooo:rsid="470ea0f0"/>
    </style:style>
    <style:style style:name="T81" style:family="text">
      <style:text-properties officeooo:rsid="46f6b6d7"/>
    </style:style>
    <style:style style:name="T82" style:family="text">
      <style:text-properties officeooo:rsid="480f2213"/>
    </style:style>
    <style:style style:name="T83" style:family="text">
      <style:text-properties officeooo:rsid="482e07c1"/>
    </style:style>
    <style:style style:name="T84" style:family="text">
      <style:text-properties officeooo:rsid="49082f54"/>
    </style:style>
    <style:style style:name="T85" style:family="text">
      <style:text-properties officeooo:rsid="31607ae1" style:font-name-complex="Mangal"/>
    </style:style>
    <style:style style:name="T86" style:family="text">
      <style:text-properties officeooo:rsid="49eb1c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869039198" text:style-name="L1">
        <text:list-item>
          <text:p text:style-name="P3"><text:bookmark-start text:name="外星、內星"/>外星、內星<text:bookmark-end text:name="外星、內星"/></text:p>
          <text:list>
            <text:list-item>
              <text:p text:style-name="P4">相關機構、相關計畫。</text:p>
              <text:list>
                <text:list-item>
                  <text:p text:style-name="P13"><text:span text:style-name="T66">美國</text:span>。</text:p>
                  <text:list>
                    <text:list-item>
                      <text:p text:style-name="P14"><text:span text:style-name="T30">CIA</text:span><text:span text:style-name="T16">。</text:span></text:p>
                      <text:list>
                        <text:list-item>
                          <text:p text:style-name="P14"><text:span text:style-name="T16">OG</text:span><text:span text:style-name="T30">A（全球訪問辦公室）</text:span><text:span text:style-name="T16">。</text:span></text:p>
                        </text:list-item>
                      </text:list>
                    </text:list-item>
                    <text:list-item>
                      <text:p text:style-name="P15"><text:span text:style-name="T16">NASA</text:span>。</text:p>
                      <text:list>
                        <text:list-item>
                          <text:p text:style-name="P15">太陽守望者計畫。</text:p>
                        </text:list-item>
                      </text:list>
                    </text:list-item>
                    <text:list-item>
                      <text:p text:style-name="P16"><text:span text:style-name="T16">AARO</text:span>。</text:p>
                    </text:list-item>
                    <text:list-item>
                      <text:p text:style-name="P181"><text:span text:style-name="T30">DIA</text:span><text:span text:style-name="T36">。</text:span></text:p>
                      <text:list>
                        <text:list-item>
                          <text:p text:style-name="P216">AATIP。</text:p>
                        </text:list-item>
                        <text:list-item>
                          <text:p text:style-name="P216">UAPTF。</text:p>
                        </text:list-item>
                      </text:list>
                    </text:list-item>
                    <text:list-item>
                      <text:p text:style-name="P17">美國軍方。</text:p>
                      <text:list>
                        <text:list-item>
                          <text:p text:style-name="P18"><text:span text:style-name="T16">5</text:span><text:span text:style-name="T31">1區</text:span>、<text:span text:style-name="T16">S-</text:span><text:span text:style-name="T29">4</text:span><text:span text:style-name="T65">基地</text:span>。<text:span text:style-name="T58">（UFO</text:span><text:span text:style-name="T59">、</text:span><text:span text:style-name="T63">外星人、逆向工程）</text:span></text:p>
                        </text:list-item>
                        <text:list-item>
                          <text:p text:style-name="P16"><text:span text:style-name="T31">黑色項目</text:span><text:span text:style-name="T36">。</text:span></text:p>
                        </text:list-item>
                        <text:list-item>
                          <text:p text:style-name="P181"><text:span text:style-name="T36">D</text:span><text:span text:style-name="T38">AR</text:span><text:span text:style-name="T36">P</text:span><text:span text:style-name="T38">A</text:span><text:span text:style-name="T36">。</text:span></text:p>
                        </text:list-item>
                      </text:list>
                    </text:list-item>
                    <text:list-item>
                      <text:p text:style-name="P16"><text:span text:style-name="T31">MJ-1</text:span><text:span text:style-name="T30">2委員會</text:span>。</text:p>
                    </text:list-item>
                    <text:list-item>
                      <text:p text:style-name="P19">共濟會、光明會。</text:p>
                    </text:list-item>
                    <text:list-item>
                      <text:p text:style-name="P19">洛克希德<text:span text:style-name="T36">·</text:span>馬丁公司<text:span text:style-name="T30">（</text:span>臭鼬工廠）、麥克達納<text:span text:style-name="T36">·</text:span>道格拉斯公司。</text:p>
                    </text:list-item>
                    <text:list-item>
                      <text:p text:style-name="P20"><text:span text:style-name="T66">美國國</text:span><text:span text:style-name="T30">會</text:span><text:span text:style-name="T66">外星人</text:span><text:span text:style-name="T30">聽證會</text:span>。</text:p>
                    </text:list-item>
                  </text:list>
                </text:list-item>
                <text:list-item>
                  <text:p text:style-name="P20">加拿大。</text:p>
                  <text:list>
                    <text:list-item>
                      <text:p text:style-name="P21">加拿大軍方。</text:p>
                    </text:list-item>
                  </text:list>
                </text:list-item>
                <text:list-item>
                  <text:p text:style-name="P22">俄羅斯。</text:p>
                  <text:list>
                    <text:list-item>
                      <text:p text:style-name="P23">蘇聯、<text:span text:style-name="T16">KGB、卡普斯汀雅爾基地</text:span>。</text:p>
                    </text:list-item>
                  </text:list>
                </text:list-item>
              </text:list>
            </text:list-item>
            <text:list-item>
              <text:p text:style-name="P24"><text:span text:style-name="T66">相關記錄</text:span>。</text:p>
              <text:list>
                <text:list-item>
                  <text:p text:style-name="P25">美國。</text:p>
                  <text:list>
                    <text:list-item>
                      <text:p text:style-name="P26">跳高行動<text:span text:style-name="T1">（到南極）</text:span><text:span text:style-name="T66">、</text:span>美航<text:span text:style-name="T30">22</text:span><text:span text:style-name="T29">9</text:span><text:span text:style-name="T30">2</text:span>號<text:span text:style-name="T66">。</text:span></text:p>
                    </text:list-item>
                    <text:list-item>
                      <text:p text:style-name="P27">皮行者牧場。</text:p>
                    </text:list-item>
                    <text:list-item>
                      <text:p text:style-name="P28">（大量的）屠牛事件。</text:p>
                    </text:list-item>
                    <text:list-item>
                      <text:p text:style-name="P29">（霍皮族<text:span text:style-name="T66"> 認定</text:span>的）蟻人、蛇人。</text:p>
                    </text:list-item>
                    <text:list-item>
                      <text:p text:style-name="P30">羅伯特<text:span text:style-name="T36">·</text:span>梅里特<text:span text:style-name="T66"> 認定，美國</text:span><text:span text:style-name="T33">總統</text:span><text:span text:style-name="T66">尼克松 把 外星人的 報告，放</text:span><text:span text:style-name="T41">在</text:span><text:span text:style-name="T66"> </text:span><text:span text:style-name="T41">美國白宮</text:span><text:span text:style-name="T66">的 時間膠囊</text:span>。</text:p>
                    </text:list-item>
                    <text:list-item>
                      <text:p text:style-name="P31"><text:span text:style-name="T16">5</text:span><text:span text:style-name="T31">1區</text:span>、<text:span text:style-name="T16">S-</text:span><text:span text:style-name="T29">4</text:span><text:span text:style-name="T65">基地</text:span>。</text:p>
                      <text:list>
                        <text:list-item>
                          <text:p text:style-name="P32">丹<text:span text:style-name="T36">·</text:span>不里齊。</text:p>
                          <text:list>
                            <text:list-item>
                              <text:p text:style-name="P221"><text:span text:style-name="T66">丹·不里齊 認定，有</text:span><text:span text:style-name="T26"> Q許可</text:span><text:span text:style-name="T66">、</text:span><text:span text:style-name="T30">S-4</text:span><text:span text:style-name="T66">基地有</text:span>（（丹·不里齊 認定）<text:span text:style-name="T17">名字是J-R</text:span><text:span text:style-name="T26">od</text:span><text:span text:style-name="T27">的</text:span><text:span text:style-name="T66">）外星人</text:span>。</text:p>
                            </text:list-item>
                            <text:list-item>
                              <text:p text:style-name="P221"><text:span text:style-name="T66">丹·不里齊 認定，</text:span><text:span text:style-name="T17">J-R</text:span><text:span text:style-name="T26">od </text:span><text:span text:style-name="T17">是 </text:span><text:span text:style-name="T84">未來的</text:span><text:span text:style-name="T17"> </text:span><text:span text:style-name="T84">人類個體</text:span>。</text:p>
                            </text:list-item>
                          </text:list>
                        </text:list-item>
                        <text:list-item>
                          <text:p text:style-name="P31">比爾<text:span text:style-name="T36">·</text:span>尤豪斯<text:span text:style-name="T12"> 認定，自己、</text:span><text:span text:style-name="T1">（（比爾·尤豪斯 認定）</text:span><text:span text:style-name="T7">名字是J-R</text:span><text:span text:style-name="T9">od</text:span><text:span text:style-name="T10">的</text:span><text:span text:style-name="T12">）外星人 一起</text:span><text:span text:style-name="T9">在S-4基地</text:span><text:span text:style-name="T6"> 進行 </text:span><text:span text:style-name="T2">UFO</text:span><text:span text:style-name="T12">逆向工程</text:span><text:span text:style-name="T1">。</text:span></text:p>
                        </text:list-item>
                      </text:list>
                    </text:list-item>
                    <text:list-item>
                      <text:p text:style-name="P33">洛克希德<text:span text:style-name="T36">·</text:span>馬丁公司<text:span text:style-name="T30">（</text:span>臭鼬工廠）、麥克達納<text:span text:style-name="T36">·</text:span>道格拉斯公司。</text:p>
                      <text:list>
                        <text:list-item>
                          <text:p text:style-name="P33">班<text:span text:style-name="T36">·</text:span>羅伯特<text:span text:style-name="T36">·</text:span>里奇。</text:p>
                        </text:list-item>
                        <text:list-item>
                          <text:p text:style-name="P33">威廉<text:span text:style-name="T36">·</text:span>湯普金斯<text:span text:style-name="T4"> </text:span><text:span text:style-name="T12">認定，有 </text:span><text:span text:style-name="T4">白帽子、黑帽子、阿波羅</text:span><text:span text:style-name="T3">（外太空）</text:span><text:span text:style-name="T4">計畫、類北歐外星人（有 </text:span><text:span text:style-name="T12">心電感應能力</text:span><text:span text:style-name="T4">）、天龍座爬蟲族外星人（有 偽裝外形</text:span><text:span text:style-name="T12">能力</text:span><text:span text:style-name="T4">）、阿姆斯壯在月球遭遇到天龍座爬蟲族外星人、南極</text:span><text:span text:style-name="T13">地下基地</text:span><text:span text:style-name="T1">、跳高行動</text:span><text:span text:style-name="T13">、人類文明是</text:span><text:span text:style-name="T4">白帽子和黑帽子</text:span><text:span text:style-name="T13">的實驗室、（至少）</text:span><text:span text:style-name="T5">23</text:span><text:span text:style-name="T13">種</text:span><text:span text:style-name="T4">外星人、外星人來到地球</text:span><text:span text:style-name="T13">（至少）</text:span><text:span text:style-name="T5">6000</text:span><text:span text:style-name="T13">年</text:span><text:span text:style-name="T4">。</text:span></text:p>
                        </text:list-item>
                        <text:list-item>
                          <text:p text:style-name="P33">博伊德<text:span text:style-name="T36">·</text:span>布希曼。</text:p>
                          <text:list>
                            <text:list-item>
                              <text:p text:style-name="P222">博伊德<text:span text:style-name="T36">·</text:span>布希曼 <text:span text:style-name="T66">認定，自己、</text:span><text:span text:style-name="T36">外星人 一起</text:span><text:span text:style-name="T66">在 </text:span><text:span text:style-name="T16">5</text:span><text:span text:style-name="T31">1區 進行 </text:span><text:span text:style-name="T66">反重力、</text:span><text:span text:style-name="T16">UFO </text:span><text:span text:style-name="T66">逆向工程</text:span>。</text:p>
                            </text:list-item>
                            <text:list-item>
                              <text:p text:style-name="P222">博伊德<text:span text:style-name="T36">·</text:span>布希曼 <text:span text:style-name="T66">認定，有 </text:span><text:span text:style-name="T31">靈魂、</text:span><text:span text:style-name="T16">5</text:span><text:span text:style-name="T17">2</text:span><text:span text:style-name="T31">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西元<text:span text:style-name="T31">1</text:span><text:span text:style-name="T32">8</text:span><text:span text:style-name="T29">9</text:span><text:span text:style-name="T30">7</text:span><text:span text:style-name="T16">年</text:span><text:span text:style-name="T66">，奧羅拉</text:span><text:span text:style-name="T33">的</text:span><text:span text:style-name="T66"> </text:span><text:span text:style-name="T16">雪茄型UFO</text:span><text:span text:style-name="T33">的</text:span><text:span text:style-name="T66"> </text:span><text:span text:style-name="T16">墜落</text:span><text:span text:style-name="T66">事件</text:span><text:span text:style-name="T16">、目擊報告</text:span>。</text:p>
                    </text:list-item>
                    <text:list-item>
                      <text:p text:style-name="P35">西元<text:span text:style-name="T31">1</text:span><text:span text:style-name="T29">9</text:span><text:span text:style-name="T53">4</text:span><text:span text:style-name="T16">2年2</text:span><text:span text:style-name="T33">月</text:span><text:span text:style-name="T16">2</text:span><text:span text:style-name="T37">5</text:span><text:span text:style-name="T33">日</text:span><text:span text:style-name="T66">，</text:span>洛杉磯之戰。</text:p>
                    </text:list-item>
                    <text:list-item>
                      <text:p text:style-name="P35">西元<text:span text:style-name="T31">1</text:span><text:span text:style-name="T29">9</text:span><text:span text:style-name="T53">4</text:span><text:span text:style-name="T33">3</text:span><text:span text:style-name="T16">年</text:span><text:span text:style-name="T33">6月3日</text:span><text:span text:style-name="T66">，俄克拉荷馬州 發生 </text:span>屠牛事件。</text:p>
                    </text:list-item>
                    <text:list-item>
                      <text:p text:style-name="P35">肯尼斯<text:span text:style-name="T36">·</text:span>阿諾德<text:span text:style-name="T66"> </text:span>認定，西元<text:span text:style-name="T31">1</text:span><text:span text:style-name="T29">9</text:span><text:span text:style-name="T53">4</text:span><text:span text:style-name="T30">7</text:span><text:span text:style-name="T16">年</text:span><text:span text:style-name="T33">6月</text:span><text:span text:style-name="T16">2</text:span><text:span text:style-name="T53">4</text:span><text:span text:style-name="T33">日</text:span><text:span text:style-name="T66"> </text:span>自己<text:span text:style-name="T66"> </text:span><text:span text:style-name="T16">目擊</text:span><text:span text:style-name="T66"> </text:span><text:span text:style-name="T16">UFO</text:span>。</text:p>
                    </text:list-item>
                    <text:list-item>
                      <text:p text:style-name="P36">西元<text:span text:style-name="T31">1</text:span><text:span text:style-name="T29">9</text:span><text:span text:style-name="T24">4</text:span><text:span text:style-name="T30">7</text:span><text:span text:style-name="T17">年</text:span><text:span text:style-name="T30">7</text:span><text:span text:style-name="T33">月</text:span><text:span text:style-name="T24">4</text:span><text:span text:style-name="T33">日</text:span><text:span text:style-name="T66">，</text:span>羅<text:span text:style-name="T66">斯威爾事件</text:span>。</text:p>
                    </text:list-item>
                    <text:list-item>
                      <text:p text:style-name="P37">西元<text:span text:style-name="T31">1</text:span><text:span text:style-name="T29">9</text:span><text:span text:style-name="T37">5</text:span><text:span text:style-name="T17">2年</text:span><text:span text:style-name="T30">7</text:span><text:span text:style-name="T33">月</text:span><text:span text:style-name="T31">1</text:span><text:span text:style-name="T29">9</text:span><text:span text:style-name="T33">日</text:span><text:span text:style-name="T66">，</text:span><text:span text:style-name="T40">亮光</text:span><text:span text:style-name="T16">型UFO</text:span><text:span text:style-name="T66"> </text:span><text:span text:style-name="T41">在</text:span><text:span text:style-name="T66"> </text:span><text:span text:style-name="T41">美國白宮、美國國會、華盛頓 上空 停滯、飛過</text:span>。</text:p>
                    </text:list-item>
                    <text:list-item>
                      <text:p text:style-name="P223">西元<text:span text:style-name="T31">1</text:span><text:span text:style-name="T29">9</text:span><text:span text:style-name="T31">6</text:span><text:span text:style-name="T17">2年</text:span><text:span text:style-name="T31">1</text:span><text:span text:style-name="T33">0月</text:span><text:span text:style-name="T17">2</text:span><text:span text:style-name="T30">7</text:span><text:span text:style-name="T33">日</text:span><text:span text:style-name="T66">，美軍 在 日本沖繩的 美軍基地 收到 核彈發射命令</text:span>。</text:p>
                    </text:list-item>
                    <text:list-item>
                      <text:p text:style-name="P38">西元<text:span text:style-name="T31">1</text:span><text:span text:style-name="T29">9</text:span><text:span text:style-name="T33">6</text:span><text:span text:style-name="T30">7</text:span><text:span text:style-name="T17">年</text:span><text:span text:style-name="T33">3月</text:span><text:span text:style-name="T16">2</text:span><text:span text:style-name="T53">4</text:span><text:span text:style-name="T33">日</text:span><text:span text:style-name="T66">，馬姆斯特羅姆空軍基地</text:span><text:span text:style-name="T33">的</text:span><text:span text:style-name="T66"> 洲際導彈</text:span><text:span text:style-name="T33">的</text:span><text:span text:style-name="T66"> 發射系統</text:span>，<text:span text:style-name="T16">被 UFO 關閉</text:span>。</text:p>
                    </text:list-item>
                    <text:list-item>
                      <text:p text:style-name="P180">西元<text:span text:style-name="T31">1</text:span><text:span text:style-name="T29">9</text:span><text:span text:style-name="T30">7</text:span><text:span text:style-name="T53">4</text:span><text:span text:style-name="T16">年</text:span><text:span text:style-name="T33">3月</text:span><text:span text:style-name="T16">2</text:span><text:span text:style-name="T30">7</text:span><text:span text:style-name="T33">日</text:span><text:span text:style-name="T66">，</text:span>貝茲球體。</text:p>
                    </text:list-item>
                    <text:list-item>
                      <text:p text:style-name="P39"><text:span text:style-name="T66">特拉維斯</text:span><text:span text:style-name="T36">·</text:span><text:span text:style-name="T66">沃爾頓 </text:span>認定，西元<text:span text:style-name="T31">1</text:span><text:span text:style-name="T29">9</text:span><text:span text:style-name="T30">7</text:span><text:span text:style-name="T37">5</text:span><text:span text:style-name="T17">年</text:span><text:span text:style-name="T66"> </text:span>自己<text:span text:style-name="T66"> </text:span><text:span text:style-name="T16">目擊、進入</text:span><text:span text:style-name="T66"> </text:span>碟型<text:span text:style-name="T16">UFO</text:span>。</text:p>
                    </text:list-item>
                    <text:list-item>
                      <text:p text:style-name="P40">西元<text:span text:style-name="T31">1</text:span><text:span text:style-name="T29">9</text:span><text:span text:style-name="T30">77</text:span><text:span text:style-name="T17">年</text:span><text:span text:style-name="T32">8</text:span><text:span text:style-name="T33">月</text:span><text:span text:style-name="T31">1</text:span><text:span text:style-name="T37">5</text:span><text:span text:style-name="T33">日</text:span><text:span text:style-name="T66">，</text:span><text:span text:style-name="T43">wow</text:span><text:span text:style-name="T42">訊號事件</text:span>。</text:p>
                    </text:list-item>
                    <text:list-item>
                      <text:p text:style-name="P29">西元<text:span text:style-name="T31">1</text:span><text:span text:style-name="T29">9</text:span><text:span text:style-name="T32">8</text:span><text:span text:style-name="T30">7</text:span><text:span text:style-name="T17">年</text:span><text:span text:style-name="T29">9</text:span><text:span text:style-name="T33">月</text:span><text:span text:style-name="T17">2</text:span><text:span text:style-name="T31">1</text:span><text:span text:style-name="T33">日</text:span><text:span text:style-name="T66">，美國</text:span><text:span text:style-name="T33">總統羅納德</text:span><text:span text:style-name="T36">·</text:span><text:span text:style-name="T33">里根在聯合國大會說出有關外星人的言論</text:span>。</text:p>
                    </text:list-item>
                    <text:list-item>
                      <text:p text:style-name="P41">西元<text:span text:style-name="T31">1</text:span><text:span text:style-name="T29">99</text:span><text:span text:style-name="T30">7</text:span><text:span text:style-name="T17">年</text:span><text:span text:style-name="T33">3月</text:span><text:span text:style-name="T31">1</text:span><text:span text:style-name="T33">3日</text:span><text:span text:style-name="T66">，</text:span>鳳凰城<text:span text:style-name="T33">的</text:span><text:span text:style-name="T66"> </text:span><text:span text:style-name="T33">V字</text:span><text:span text:style-name="T16">型UFO</text:span><text:span text:style-name="T33">的</text:span><text:span text:style-name="T66"> </text:span><text:span text:style-name="T16">目擊報告</text:span>。</text:p>
                    </text:list-item>
                    <text:list-item>
                      <text:p text:style-name="P42">西元<text:span text:style-name="T17">2</text:span><text:span text:style-name="T33">00</text:span><text:span text:style-name="T24">4</text:span><text:span text:style-name="T17">年</text:span>、西元<text:span text:style-name="T17">2</text:span><text:span text:style-name="T33">0</text:span><text:span text:style-name="T31">1</text:span><text:span text:style-name="T37">5</text:span><text:span text:style-name="T17">年</text:span><text:span text:style-name="T66">，</text:span>美國海軍的三段影片（碟<text:span text:style-name="T16">型UF</text:span><text:span text:style-name="T17">O、</text:span><text:span text:style-name="T25">Tic-Tac</text:span><text:span text:style-name="T16">型UFO</text:span>）。</text:p>
                    </text:list-item>
                    <text:list-item>
                      <text:p text:style-name="P43">西元<text:span text:style-name="T17">2</text:span><text:span text:style-name="T33">0</text:span><text:span text:style-name="T31">1</text:span><text:span text:style-name="T33">3</text:span><text:span text:style-name="T17">年</text:span><text:span text:style-name="T66">，</text:span>波多黎各<text:span text:style-name="T33">的</text:span><text:span text:style-name="T66"> </text:span><text:span text:style-name="T16">USO</text:span><text:span text:style-name="T33">的</text:span><text:span text:style-name="T66"> </text:span><text:span text:style-name="T16">目擊報告</text:span>。</text:p>
                      <text:list>
                        <text:list-item>
                          <text:p text:style-name="P44"><text:span text:style-name="T16">USO 進入 空中、海中 </text:span><text:span text:style-name="T66">飛行</text:span><text:span text:style-name="T16">。</text:span></text:p>
                        </text:list-item>
                        <text:list-item>
                          <text:p text:style-name="P44"><text:span text:style-name="T16">USO </text:span>一分為二<text:span text:style-name="T66"> 飛行</text:span>。</text:p>
                        </text:list-item>
                      </text:list>
                    </text:list-item>
                    <text:list-item>
                      <text:p text:style-name="P45">西元<text:span text:style-name="T16">2</text:span><text:span text:style-name="T33">0</text:span><text:span text:style-name="T31">1</text:span><text:span text:style-name="T37">5</text:span><text:span text:style-name="T16">年</text:span><text:span text:style-name="T66">，</text:span><text:span text:style-name="T16">NASA 發現 </text:span><text:span text:style-name="T42">天鵝座的</text:span><text:span text:style-name="T16"> </text:span><text:span text:style-name="T42">泰比恆星 </text:span><text:span text:style-name="T83">有</text:span><text:span text:style-name="T42"> 亮度異常變暗現象</text:span>。</text:p>
                    </text:list-item>
                    <text:list-item>
                      <text:p text:style-name="P46">西元<text:span text:style-name="T16">2</text:span><text:span text:style-name="T33">0</text:span><text:span text:style-name="T31">1</text:span><text:span text:style-name="T33">6</text:span><text:span text:style-name="T16">年</text:span><text:span text:style-name="T31">1</text:span><text:span text:style-name="T33">0月</text:span><text:span text:style-name="T31">1</text:span><text:span text:style-name="T16">2</text:span><text:span text:style-name="T33">日</text:span><text:span text:style-name="T66">，本傑明</text:span><text:span text:style-name="T36">·</text:span><text:span text:style-name="T66">蒙特</text:span><text:span text:style-name="T16">、</text:span><text:span text:style-name="T66">約書亞</text:span><text:span text:style-name="T36">·</text:span><text:span text:style-name="T66">西蒙 </text:span><text:span text:style-name="T41">在</text:span><text:span text:style-name="T66"> </text:span><text:span text:style-name="T56">Nature</text:span><text:span text:style-name="T66">雜誌 </text:span>認定，<text:span text:style-name="T42">天鵝座的 泰比恆星、周遭的恆星 </text:span><text:span text:style-name="T83">有</text:span><text:span text:style-name="T42"> 亮度異常變暗現象</text:span><text:span text:style-name="T66">。</text:span></text:p>
                    </text:list-item>
                    <text:list-item>
                      <text:p text:style-name="P47">西元<text:span text:style-name="T17">2</text:span><text:span text:style-name="T33">0</text:span><text:span text:style-name="T31">1</text:span><text:span text:style-name="T29">9</text:span><text:span text:style-name="T17">年</text:span><text:span text:style-name="T66">，美國</text:span><text:span text:style-name="T16">海</text:span>軍奧馬哈號的 紅外線攝影機 錄到<text:span text:style-name="T66"> </text:span><text:span text:style-name="T16">USO</text:span>。</text:p>
                      <text:list>
                        <text:list-item>
                          <text:p text:style-name="P217">USO 在空中飛行、進入海中。</text:p>
                        </text:list-item>
                      </text:list>
                    </text:list-item>
                    <text:list-item>
                      <text:p text:style-name="P48">西元<text:span text:style-name="T17">2</text:span><text:span text:style-name="T33">0</text:span><text:span text:style-name="T31">1</text:span><text:span text:style-name="T29">9</text:span><text:span text:style-name="T17">年</text:span><text:span text:style-name="T66">，美國</text:span><text:span text:style-name="T16">海</text:span>軍羅素號的 夜視攝影機 錄到<text:span text:style-name="T66"> </text:span><text:span text:style-name="T16">三角型</text:span><text:span text:style-name="T30">UFO</text:span>。</text:p>
                    </text:list-item>
                    <text:list-item>
                      <text:p text:style-name="P49">西元<text:span text:style-name="T17">2</text:span><text:span text:style-name="T33">0</text:span><text:span text:style-name="T17">2</text:span><text:span text:style-name="T31">1</text:span><text:span text:style-name="T17">年</text:span><text:span text:style-name="T33">3月</text:span><text:span text:style-name="T17">2</text:span><text:span text:style-name="T24">4</text:span><text:span text:style-name="T33">日</text:span><text:span text:style-name="T66">，美國國家情報總監約翰</text:span><text:span text:style-name="T36">·</text:span><text:span text:style-name="T66">拉特克利夫</text:span><text:span text:style-name="T33">在新聞說出</text:span><text:span text:style-name="T16">UF</text:span><text:span text:style-name="T17">O在世界各處</text:span>。</text:p>
                    </text:list-item>
                    <text:list-item>
                      <text:p text:style-name="P50">西元<text:span text:style-name="T17">2</text:span><text:span text:style-name="T33">0</text:span><text:span text:style-name="T17">2</text:span><text:span text:style-name="T31">1</text:span><text:span text:style-name="T17">年</text:span><text:span text:style-name="T33">6月</text:span><text:span text:style-name="T17">2</text:span><text:span text:style-name="T37">5</text:span><text:span text:style-name="T33">日</text:span><text:span text:style-name="T66">，美國</text:span><text:span text:style-name="T33">的</text:span><text:span text:style-name="T66"> </text:span><text:span text:style-name="T36">UAPTF 發布 非機密的 UAP報告</text:span>。</text:p>
                    </text:list-item>
                    <text:list-item>
                      <text:p text:style-name="P51">西元<text:span text:style-name="T17">2</text:span><text:span text:style-name="T33">0</text:span><text:span text:style-name="T17">22年</text:span><text:span text:style-name="T24">4</text:span><text:span text:style-name="T33">月</text:span><text:span text:style-name="T37">5</text:span><text:span text:style-name="T33">日</text:span><text:span text:style-name="T66">，美國</text:span><text:span text:style-name="T33">的</text:span><text:span text:style-name="T66"> </text:span><text:span text:style-name="T30">DIA</text:span><text:span text:style-name="T36"> 提供 </text:span><text:span text:style-name="T16">UF</text:span><text:span text:style-name="T17">O</text:span><text:span text:style-name="T36">報告 給 太陽報，太陽報 發布 部分內容</text:span>。</text:p>
                    </text:list-item>
                  </text:list>
                </text:list-item>
                <text:list-item>
                  <text:p text:style-name="P5"><text:span text:style-name="T68">英國</text:span>。</text:p>
                  <text:list>
                    <text:list-item>
                      <text:p text:style-name="P6"><text:span text:style-name="T68">西元</text:span><text:span text:style-name="T31">1</text:span><text:span text:style-name="T29">9</text:span><text:span text:style-name="T32">8</text:span><text:span text:style-name="T33">0</text:span><text:span text:style-name="T19">年</text:span><text:span text:style-name="T31">1</text:span><text:span text:style-name="T19">2</text:span><text:span text:style-name="T33">月</text:span><text:span text:style-name="T19">2</text:span><text:span text:style-name="T33">6日</text:span>，藍道申森林<text:span text:style-name="T33">的</text:span> <text:span text:style-name="T38">三角型</text:span><text:span text:style-name="T16">UFO</text:span><text:span text:style-name="T33">的</text:span> 觸摸<text:span text:style-name="T38">報告、目擊報告</text:span>。</text:p>
                    </text:list-item>
                  </text:list>
                </text:list-item>
                <text:list-item>
                  <text:p text:style-name="P6">伊朗。</text:p>
                  <text:list>
                    <text:list-item>
                      <text:p text:style-name="P7"><text:span text:style-name="T68">西元</text:span><text:span text:style-name="T31">1</text:span><text:span text:style-name="T29">9</text:span><text:span text:style-name="T16">7</text:span><text:span text:style-name="T33">6</text:span><text:span text:style-name="T19">年</text:span><text:span text:style-name="T29">9</text:span><text:span text:style-name="T33">月</text:span><text:span text:style-name="T31">1</text:span><text:span text:style-name="T32">8</text:span><text:span text:style-name="T33">日</text:span>，德黑蘭<text:span text:style-name="T33">的</text:span> <text:span text:style-name="T16">UFO</text:span><text:span text:style-name="T33">的</text:span> <text:span text:style-name="T38">目擊報告</text:span>。</text:p>
                    </text:list-item>
                  </text:list>
                </text:list-item>
                <text:list-item>
                  <text:p text:style-name="P8"><text:span text:style-name="T68">非洲</text:span>。</text:p>
                  <text:list>
                    <text:list-item>
                      <text:p text:style-name="P182">津巴布委。</text:p>
                      <text:list>
                        <text:list-item>
                          <text:p text:style-name="P9"><text:span text:style-name="T68">西元</text:span><text:span text:style-name="T31">1</text:span><text:span text:style-name="T29">99</text:span><text:span text:style-name="T24">4</text:span><text:span text:style-name="T19">年</text:span><text:span text:style-name="T29">9</text:span><text:span text:style-name="T33">月</text:span><text:span text:style-name="T31">1</text:span><text:span text:style-name="T33">6日</text:span>，盧瓦<text:span text:style-name="T33">的</text:span> <text:span text:style-name="T68">碟型</text:span><text:span text:style-name="T16">UFO</text:span><text:span text:style-name="T68">、</text:span>外星人 <text:span text:style-name="T33">的</text:span> <text:span text:style-name="T38">目擊報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">日本。</text:p>
                  <text:list>
                    <text:list-item>
                      <text:p text:style-name="P52">虛舟事件。</text:p>
                    </text:list-item>
                    <text:list-item>
                      <text:p text:style-name="P52">西元<text:span text:style-name="T31">1</text:span><text:span text:style-name="T29">9</text:span><text:span text:style-name="T32">8</text:span><text:span text:style-name="T33">6</text:span><text:span text:style-name="T17">年</text:span><text:span text:style-name="T31">11</text:span><text:span text:style-name="T33">月</text:span><text:span text:style-name="T31">1</text:span><text:span text:style-name="T30">7</text:span><text:span text:style-name="T33">日</text:span><text:span text:style-name="T66">，</text:span>日航<text:span text:style-name="T31">16</text:span><text:span text:style-name="T30">2</text:span><text:span text:style-name="T32">8</text:span>號<text:span text:style-name="T33">的</text:span><text:span text:style-name="T66"> </text:span><text:span text:style-name="T30">UFO</text:span><text:span text:style-name="T33">的</text:span><text:span text:style-name="T66"> </text:span><text:span text:style-name="T16">目擊報告</text:span>。</text:p>
                    </text:list-item>
                  </text:list>
                </text:list-item>
                <text:list-item>
                  <text:p text:style-name="P53"><text:span text:style-name="T66">中國</text:span>。</text:p>
                  <text:list>
                    <text:list-item>
                      <text:p text:style-name="P54"><text:span text:style-name="T66">中</text:span>航<text:span text:style-name="T33">3603</text:span>號。</text:p>
                    </text:list-item>
                    <text:list-item>
                      <text:p text:style-name="P55">西元<text:span text:style-name="T16">2</text:span><text:span text:style-name="T33">0</text:span><text:span text:style-name="T31">1</text:span><text:span text:style-name="T33">0</text:span><text:span text:style-name="T16">年</text:span><text:span text:style-name="T30">7</text:span><text:span text:style-name="T33">月</text:span><text:span text:style-name="T30">7</text:span><text:span text:style-name="T33">日</text:span><text:span text:style-name="T66">，蕭山機場 附近</text:span><text:span text:style-name="T33">的</text:span><text:span text:style-name="T66"> </text:span><text:span text:style-name="T30">UFO</text:span><text:span text:style-name="T33">的</text:span><text:span text:style-name="T66"> </text:span><text:span text:style-name="T16">目擊報告</text:span>。</text:p>
                    </text:list-item>
                    <text:list-item>
                      <text:p text:style-name="P56">西元<text:span text:style-name="T16">2</text:span><text:span text:style-name="T33">0</text:span><text:span text:style-name="T31">1</text:span><text:span text:style-name="T33">6</text:span><text:span text:style-name="T16">年</text:span><text:span text:style-name="T33">6月</text:span><text:span text:style-name="T53">4</text:span><text:span text:style-name="T33">日</text:span><text:span text:style-name="T66">，中國</text:span><text:span text:style-name="T33">的</text:span><text:span text:style-name="T66"> 廣州</text:span><text:span text:style-name="T33">的</text:span><text:span text:style-name="T66"> </text:span>攝影機 錄到<text:span text:style-name="T66"> </text:span><text:span text:style-name="T30">UFO</text:span>。</text:p>
                    </text:list-item>
                  </text:list>
                </text:list-item>
                <text:list-item>
                  <text:p text:style-name="P183">西藏。</text:p>
                  <text:list>
                    <text:list-item>
                      <text:p text:style-name="P183">祈竹仁波切<text:span text:style-name="T68"> 認定，</text:span>香巴拉、地底<text:span text:style-name="T68">文明 </text:span>的 入口 在 岡仁波齊<text:span text:style-name="T80">山</text:span>。</text:p>
                    </text:list-item>
                  </text:list>
                </text:list-item>
                <text:list-item>
                  <text:p text:style-name="P184"><text:span text:style-name="T68">南極</text:span>。</text:p>
                  <text:list>
                    <text:list-item>
                      <text:p text:style-name="P185"><text:span text:style-name="T38">LINDA MOULTON HOWE </text:span><text:span text:style-name="T68">認定，南極 </text:span><text:span text:style-name="T38">頻繁出現</text:span><text:span text:style-name="T68"> 碟型</text:span><text:span text:style-name="T38">UFO</text:span>。</text:p>
                    </text:list-item>
                    <text:list-item>
                      <text:p text:style-name="P186"><text:span text:style-name="T38">LINDA MOULTON HOWE </text:span><text:span text:style-name="T68">認定，南極 有</text:span> <text:span text:style-name="T75">巨大</text:span>入口。</text:p>
                    </text:list-item>
                  </text:list>
                </text:list-item>
                <text:list-item>
                  <text:p text:style-name="P18"><text:span text:style-name="T70">地球</text:span>。</text:p>
                  <text:list>
                    <text:list-item>
                      <text:p text:style-name="P53">麥田圈。</text:p>
                    </text:list-item>
                  </text:list>
                </text:list-item>
                <text:list-item>
                  <text:p text:style-name="P53">月亮。</text:p>
                  <text:list>
                    <text:list-item>
                      <text:p text:style-name="P53"><text:span text:style-name="T1">（美國 的）</text:span>月震實驗。</text:p>
                    </text:list-item>
                  </text:list>
                </text:list-item>
                <text:list-item>
                  <text:p text:style-name="P57"><text:span text:style-name="T66">火星</text:span>。</text:p>
                  <text:list>
                    <text:list-item>
                      <text:p text:style-name="P57"><text:span text:style-name="T33">西元</text:span><text:span text:style-name="T31">1</text:span><text:span text:style-name="T29">9</text:span><text:span text:style-name="T32">8</text:span><text:span text:style-name="T29">9</text:span><text:span text:style-name="T33">年</text:span><text:span text:style-name="T16">3</text:span><text:span text:style-name="T33">月</text:span><text:span text:style-name="T16">2</text:span><text:span text:style-name="T37">5</text:span><text:span text:style-name="T33">日</text:span>，俄羅斯<text:span text:style-name="T16">的 </text:span>福波斯<text:span text:style-name="T16">2號</text:span><text:span text:style-name="T83"> 在 火衛一 附近，</text:span><text:span text:style-name="T16">拍到</text:span> <text:span text:style-name="T16">雪茄型UFO</text:span>。</text:p>
                    </text:list-item>
                  </text:list>
                </text:list-item>
                <text:list-item>
                  <text:p text:style-name="P58">加拿大。</text:p>
                  <text:list>
                    <text:list-item>
                      <text:p text:style-name="P58">加拿大軍方。</text:p>
                      <text:list>
                        <text:list-item>
                          <text:p text:style-name="P58">保羅<text:span text:style-name="T36">·</text:span>赫勒<text:span text:style-name="T1">（加拿大的 前國防部長）</text:span>。</text:p>
                          <text:list>
                            <text:list-item>
                              <text:p text:style-name="P224">保羅<text:span text:style-name="T36">·</text:span>赫勒<text:span text:style-name="T36"> </text:span><text:span text:style-name="T66">認定，有（至少）</text:span><text:span text:style-name="T29">4</text:span><text:span text:style-name="T71">種</text:span><text:span text:style-name="T36">外星人（罔罟座灰人、仙女星人、獵戶座爬蟲族、阿特拉星系外星人）、</text:span><text:span text:style-name="T66">有（至少）</text:span><text:span text:style-name="T39">2</text:span><text:span text:style-name="T66">種</text:span><text:span text:style-name="T36">外星人跟美國政府合作</text:span>。</text:p>
                            </text:list-item>
                            <text:list-item>
                              <text:p text:style-name="P225">保羅<text:span text:style-name="T36">·</text:span>赫勒<text:span text:style-name="T36"> </text:span><text:span text:style-name="T66">認定，最新情報指出 有（至少）</text:span><text:span text:style-name="T29">80</text:span><text:span text:style-name="T66">種</text:span><text:span text:style-name="T36">外星人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西元<text:span text:style-name="T31">1</text:span><text:span text:style-name="T29">9</text:span><text:span text:style-name="T33">6</text:span><text:span text:style-name="T30">7</text:span><text:span text:style-name="T17">年</text:span><text:span text:style-name="T37">5</text:span><text:span text:style-name="T33">月</text:span><text:span text:style-name="T17">2</text:span><text:span text:style-name="T33">0日</text:span><text:span text:style-name="T66">，曼尼托巴</text:span><text:span text:style-name="T33">的</text:span><text:span text:style-name="T66"> </text:span>碟型<text:span text:style-name="T30">UFO</text:span><text:span text:style-name="T33">的</text:span><text:span text:style-name="T66"> 觸摸</text:span><text:span text:style-name="T16">報告、目擊報告</text:span><text:span text:style-name="T33">。</text:span></text:p>
                    </text:list-item>
                    <text:list-item>
                      <text:p text:style-name="P60"><text:span text:style-name="T33">西元</text:span><text:span text:style-name="T31">1</text:span><text:span text:style-name="T29">9</text:span><text:span text:style-name="T33">6</text:span><text:span text:style-name="T30">7</text:span><text:span text:style-name="T33">年</text:span><text:span text:style-name="T31">1</text:span><text:span text:style-name="T33">0月</text:span><text:span text:style-name="T53">4</text:span><text:span text:style-name="T33">日</text:span>，沙格港<text:span text:style-name="T33">的</text:span><text:span text:style-name="T66"> </text:span><text:span text:style-name="T30">U</text:span><text:span text:style-name="T16">S</text:span><text:span text:style-name="T30">O</text:span><text:span text:style-name="T33">的</text:span><text:span text:style-name="T66"> </text:span><text:span text:style-name="T16">墜落</text:span><text:span text:style-name="T66">事件</text:span><text:span text:style-name="T16">、目擊報告</text:span>。</text:p>
                    </text:list-item>
                    <text:list-item>
                      <text:p text:style-name="P61">西元<text:span text:style-name="T31">1</text:span><text:span text:style-name="T29">99</text:span><text:span text:style-name="T37">5</text:span><text:span text:style-name="T16">年2</text:span><text:span text:style-name="T33">月</text:span><text:span text:style-name="T53">4</text:span><text:span text:style-name="T33">日</text:span><text:span text:style-name="T66">，每周世界新聞 報導，</text:span><text:span text:style-name="T16">NASA 收到 來自地球的中心的 無線電訊號</text:span>。</text:p>
                    </text:list-item>
                  </text:list>
                </text:list-item>
                <text:list-item>
                  <text:p text:style-name="P25">墨西哥。</text:p>
                  <text:list>
                    <text:list-item>
                      <text:p text:style-name="P62"><text:span text:style-name="T16">UFO</text:span><text:span text:style-name="T35">包圍</text:span><text:span text:style-name="T34">小</text:span>飛<text:span text:style-name="T66">機事件</text:span>、<text:span text:style-name="T16">UFO</text:span>頻繁進出波波卡特佩特火山。</text:p>
                    </text:list-item>
                    <text:list-item>
                      <text:p text:style-name="P63">卡洛斯<text:span text:style-name="T36">·</text:span>狄雅茲<text:span text:style-name="T66"> </text:span>認定，<text:span text:style-name="T33">西元</text:span><text:span text:style-name="T31">1</text:span><text:span text:style-name="T29">9</text:span><text:span text:style-name="T32">8</text:span><text:span text:style-name="T31">1</text:span><text:span text:style-name="T33">年</text:span><text:span text:style-name="T66"> </text:span>自己<text:span text:style-name="T66"> </text:span><text:span text:style-name="T16">目擊、拍到、進入</text:span><text:span text:style-name="T66"> </text:span>碟型<text:span text:style-name="T16">UFO</text:span>。</text:p>
                    </text:list-item>
                  </text:list>
                </text:list-item>
                <text:list-item>
                  <text:p text:style-name="P64">土耳其。</text:p>
                  <text:list>
                    <text:list-item>
                      <text:p text:style-name="P65"><text:span text:style-name="T33">西元200</text:span><text:span text:style-name="T32">8</text:span><text:span text:style-name="T33">年亞爾辛</text:span><text:span text:style-name="T36">·</text:span><text:span text:style-name="T33">亞爾曼</text:span>拍攝到<text:span text:style-name="T16">UFO的影片</text:span>。</text:p>
                    </text:list-item>
                  </text:list>
                </text:list-item>
                <text:list-item>
                  <text:p text:style-name="P65">比利時。</text:p>
                  <text:list>
                    <text:list-item>
                      <text:p text:style-name="P66">（英國國防部<text:span text:style-name="T66"> 認定</text:span>）<text:span text:style-name="T33">西元</text:span><text:span text:style-name="T31">1</text:span><text:span text:style-name="T29">9</text:span><text:span text:style-name="T32">8</text:span><text:span text:style-name="T29">9</text:span><text:span text:style-name="T33">年和西元</text:span><text:span text:style-name="T31">1</text:span><text:span text:style-name="T29">99</text:span><text:span text:style-name="T33">0年</text:span>比利時<text:span text:style-name="T16">頻繁出現三角型UFO的目擊報告</text:span>。</text:p>
                    </text:list-item>
                  </text:list>
                </text:list-item>
                <text:list-item>
                  <text:p text:style-name="P66">俄羅斯。</text:p>
                  <text:list>
                    <text:list-item>
                      <text:p text:style-name="P67">（禮炮七號 的）天使事件。</text:p>
                    </text:list-item>
                    <text:list-item>
                      <text:p text:style-name="P68"><text:span text:style-name="T51">瓦希里</text:span><text:span text:style-name="T36">·米特羅新</text:span><text:span text:style-name="T83"> 認定，</text:span>西元<text:span text:style-name="T31">1</text:span><text:span text:style-name="T29">94</text:span><text:span text:style-name="T32">8</text:span><text:span text:style-name="T17">年</text:span><text:span text:style-name="T33">6月</text:span><text:span text:style-name="T31">1</text:span><text:span text:style-name="T29">9</text:span><text:span text:style-name="T33">日</text:span> 蘇軍 擊<text:span text:style-name="T16">落</text:span> <text:span text:style-name="T16">雪茄型UFO</text:span>。</text:p>
                    </text:list-item>
                    <text:list-item>
                      <text:p text:style-name="P67"><text:span text:style-name="T30">CIA</text:span><text:span text:style-name="T66">認定，</text:span><text:span text:style-name="T33">西元</text:span><text:span text:style-name="T31">1</text:span><text:span text:style-name="T29">9</text:span><text:span text:style-name="T32">8</text:span><text:span text:style-name="T33">6年</text:span><text:span text:style-name="T31">1</text:span><text:span text:style-name="T33">月</text:span><text:span text:style-name="T17">2</text:span><text:span text:style-name="T29">9</text:span><text:span text:style-name="T33">日</text:span><text:span text:style-name="T16"> UFO 墜落於</text:span>（俄羅斯<text:span text:style-name="T66"> </text:span><text:span text:style-name="T16">的</text:span>）達爾聶戈爾斯克。</text:p>
                    </text:list-item>
                    <text:list-item>
                      <text:p text:style-name="P69"><text:span text:style-name="T33">西元</text:span><text:span text:style-name="T31">1</text:span><text:span text:style-name="T29">9</text:span><text:span text:style-name="T32">8</text:span><text:span text:style-name="T30">7</text:span><text:span text:style-name="T33">年</text:span><text:span text:style-name="T31">11</text:span><text:span text:style-name="T33">月</text:span><text:span text:style-name="T17">2</text:span><text:span text:style-name="T32">8</text:span><text:span text:style-name="T33">日</text:span>，達爾聶戈爾斯克<text:span text:style-name="T16"> 出現 球型UFO、雪茄型UFO</text:span>，<text:span text:style-name="T16">的 目擊報告</text:span>。</text:p>
                    </text:list-item>
                    <text:list-item>
                      <text:p text:style-name="P70">西元<text:span text:style-name="T17">2</text:span><text:span text:style-name="T33">0</text:span><text:span text:style-name="T31">1</text:span><text:span text:style-name="T17">2年</text:span><text:span text:style-name="T66">，</text:span>俄羅斯<text:span text:style-name="T33">總統德米翠</text:span><text:span text:style-name="T36">·</text:span><text:span text:style-name="T33">梅德偉傑夫</text:span><text:span text:style-name="T83"> 在 電視採訪說出：『總統 攜帶的 核子</text:span>（武器<text:span text:style-name="T83">發射裝置）手提箱 包含，來到 地球的 外星人的 所有的、全部的 最高機密』『這個特殊服務 提供，</text:span>（在 我們的國家<text:span text:style-name="T83"> 的）被監控的 外星人，的 報告』『我不能告訴你 有多少 外星人，因為 會造成 恐慌』</text:span>。</text:p>
                    </text:list-item>
                  </text:list>
                </text:list-item>
                <text:list-item>
                  <text:p text:style-name="P25">外太空。</text:p>
                  <text:list>
                    <text:list-item>
                      <text:p text:style-name="P71"><text:span text:style-name="T66">黑騎士衛星</text:span>。</text:p>
                      <text:list>
                        <text:list-item>
                          <text:p text:style-name="P72">鄧肯·魯南<text:span text:style-name="T66"> </text:span>認定，<text:span text:style-name="T66">黑騎士衛星 使用 無線電，廣播 大角星系的 訊息、情報</text:span>。</text:p>
                        </text:list-item>
                      </text:list>
                    </text:list-item>
                    <text:list-item>
                      <text:p text:style-name="P25">奧陌陌。</text:p>
                    </text:list-item>
                  </text:list>
                </text:list-item>
                <text:list-item>
                  <text:p text:style-name="P73">都市傳說<text:span text:style-name="T1">、都市傳聞</text:span>。</text:p>
                  <text:list>
                    <text:list-item>
                      <text:p text:style-name="P74">科林·古德<text:span text:style-name="T66"> </text:span>認定，<text:span text:style-name="T66">有（</text:span>美國<text:span text:style-name="T66">的</text:span><text:span text:style-name="T26">）秘密太空計畫</text:span>。</text:p>
                    </text:list-item>
                    <text:list-item>
                      <text:p text:style-name="P75">美國<text:span text:style-name="T66">的</text:span><text:span text:style-name="T26"> </text:span>鮑勃<text:span text:style-name="T36">·</text:span>拉扎<text:span text:style-name="T66"> </text:span>認定，自己<text:span text:style-name="T83"> </text:span><text:span text:style-name="T28">在 </text:span>美國<text:span text:style-name="T66">的 </text:span><text:span text:style-name="T16">S-</text:span><text:span text:style-name="T29">4</text:span><text:span text:style-name="T65">基地</text:span><text:span text:style-name="T28"> 進行 UFO 逆向</text:span><text:span text:style-name="T83">工程</text:span>。</text:p>
                      <text:list>
                        <text:list-item>
                          <text:p text:style-name="P76">鮑勃<text:span text:style-name="T36">·</text:span>拉扎<text:span text:style-name="T66"> </text:span>認定，<text:span text:style-name="T16">S-</text:span><text:span text:style-name="T29">4</text:span><text:span text:style-name="T65">基地</text:span><text:span text:style-name="T28"> 在 山體裡，</text:span><text:span text:style-name="T16">S-</text:span><text:span text:style-name="T29">4</text:span><text:span text:style-name="T65">基地的</text:span><text:span text:style-name="T28"> 入口 在 山體</text:span>。</text:p>
                        </text:list-item>
                      </text:list>
                    </text:list-item>
                    <text:list-item>
                      <text:p text:style-name="P75">美國<text:span text:style-name="T66">的</text:span><text:span text:style-name="T26"> </text:span>吉米<text:span text:style-name="T36">·</text:span>丘吉<text:span text:style-name="T66"> </text:span>認定，美國<text:span text:style-name="T66">的 馬里布海岸的 海底</text:span><text:span text:style-name="T51"> </text:span><text:span text:style-name="T66">有</text:span><text:span text:style-name="T51"> </text:span><text:span text:style-name="T16">USO</text:span><text:span text:style-name="T66">基地</text:span>。</text:p>
                    </text:list-item>
                    <text:list-item>
                      <text:p text:style-name="P77">美國<text:span text:style-name="T66">的</text:span><text:span text:style-name="T26"> </text:span>愛德華·史諾登<text:span text:style-name="T66"> </text:span>認定，存在 地底文明。</text:p>
                    </text:list-item>
                    <text:list-item>
                      <text:p text:style-name="P77">美國<text:span text:style-name="T66">的</text:span><text:span text:style-name="T26"> 里查德</text:span>·<text:span text:style-name="T26">伯德</text:span><text:span text:style-name="T66"> </text:span>認定，自己<text:span text:style-name="T83"> </text:span><text:span text:style-name="T16">進入過 </text:span>南極<text:span text:style-name="T66">的</text:span> 地底文明。</text:p>
                    </text:list-item>
                    <text:list-item>
                      <text:p text:style-name="P78">美國<text:span text:style-name="T66">的 </text:span><text:span text:style-name="T16">TR-</text:span><text:span text:style-name="T52">3B</text:span><text:span text:style-name="T86">。</text:span></text:p>
                    </text:list-item>
                    <text:list-item>
                      <text:p text:style-name="P79">美國<text:span text:style-name="T66">的</text:span><text:span text:style-name="T26"> NOVA</text:span><text:span text:style-name="T66">太空計畫</text:span>。</text:p>
                    </text:list-item>
                    <text:list-item>
                      <text:p text:style-name="P80">美國 合作<text:span text:style-name="T66">的 外星人 主要是 灰人族、類北歐外星人</text:span>。</text:p>
                    </text:list-item>
                    <text:list-item>
                      <text:p text:style-name="P81">俄羅斯<text:span text:style-name="T66">的 卡諾瓦洛夫 </text:span>認定，天狼星 存在 <text:span text:style-name="T66">人</text:span>外文明，蘇聯<text:span text:style-name="T83">、</text:span>天狼星<text:span text:style-name="T66">人</text:span> 曾經合作過。</text:p>
                    </text:list-item>
                    <text:list-item>
                      <text:p text:style-name="P82">俄羅斯<text:span text:style-name="T66">的 卡諾瓦洛夫 </text:span>認定，俄羅斯<text:span text:style-name="T51"> </text:span><text:span text:style-name="T66">有（至少</text:span><text:span text:style-name="T26">）3個</text:span><text:span text:style-name="T51">UFO</text:span><text:span text:style-name="T66">基地</text:span>。</text:p>
                    </text:list-item>
                    <text:list-item>
                      <text:p text:style-name="P83">俄羅斯<text:span text:style-name="T66">的 火星男孩</text:span><text:span text:style-name="T55">。</text:span></text:p>
                    </text:list-item>
                    <text:list-item>
                      <text:p text:style-name="P83"><text:span text:style-name="T55">伊拉克</text:span><text:span text:style-name="T30">的 </text:span><text:span text:style-name="T55">尼尼微城</text:span><text:span text:style-name="T30">的 泥板</text:span><text:span text:style-name="T51"> 紀載、記錄 </text:span><text:span text:style-name="T54">195955200000000</text:span><text:span text:style-name="T55">。</text:span></text:p>
                    </text:list-item>
                    <text:list-item>
                      <text:p text:style-name="P84"><text:span text:style-name="T55">OceanX</text:span><text:span text:style-name="T66"> </text:span>認定，波羅的海<text:span text:style-name="T66">的 </text:span><text:span text:style-name="T16">海</text:span>底<text:span text:style-name="T66">的</text:span><text:span text:style-name="T51"> </text:span><text:span text:style-name="T66">有 </text:span><text:span text:style-name="T16">2</text:span><text:span text:style-name="T26">個</text:span><text:span text:style-name="T51">UFO的 殘骸</text:span>。</text:p>
                    </text:list-item>
                    <text:list-item>
                      <text:p text:style-name="P85">約翰<text:span text:style-name="T36">·</text:span>柏蘭登堡<text:span text:style-name="T66"> </text:span>認定，<text:span text:style-name="T66">火星 曾經發生過 核戰爭</text:span>。 </text:p>
                    </text:list-item>
                    <text:list-item>
                      <text:p text:style-name="P86"><text:span text:style-name="T66">外星人的 生物人</text:span>。</text:p>
                    </text:list-item>
                    <text:list-item>
                      <text:p text:style-name="P87">西元<text:span text:style-name="T31">1</text:span><text:span text:style-name="T29">9</text:span><text:span text:style-name="T53">4</text:span><text:span text:style-name="T30">7</text:span><text:span text:style-name="T16">年</text:span><text:span text:style-name="T30">7</text:span><text:span text:style-name="T33">月</text:span><text:span text:style-name="T53">4</text:span><text:span text:style-name="T33">日</text:span><text:span text:style-name="T66">，</text:span>美國<text:span text:style-name="T66">的 </text:span>羅<text:span text:style-name="T66">斯威爾事件</text:span><text:span text:style-name="T51"> </text:span><text:span text:style-name="T66">有找到 外星人、</text:span><text:span text:style-name="T51">UFO殘骸</text:span><text:span text:style-name="T66">、</text:span><text:span text:style-name="T16">2</text:span><text:span text:style-name="T30">個</text:span><text:span text:style-name="T51">墜落地點</text:span>。</text:p>
                      <text:list>
                        <text:list-item>
                          <text:p text:style-name="P88">美國<text:span text:style-name="T66">的 </text:span>羅<text:span text:style-name="T66">斯威爾事件的</text:span><text:span text:style-name="T26"> UFO </text:span><text:span text:style-name="T66">被 美國軍方 逆向工程</text:span>。</text:p>
                        </text:list-item>
                      </text:list>
                    </text:list-item>
                    <text:list-item>
                      <text:p text:style-name="P89">西元<text:span text:style-name="T31">1</text:span><text:span text:style-name="T29">9</text:span><text:span text:style-name="T37">5</text:span><text:span text:style-name="T30">7</text:span><text:span text:style-name="T16">年</text:span><text:span text:style-name="T66">，巴西的 </text:span><text:span text:style-name="T16">UFO、</text:span><text:span text:style-name="T66">外星人 </text:span><text:span text:style-name="T16">綁架</text:span><text:span text:style-name="T66"> 安東尼奧</text:span><text:span text:style-name="T36">·</text:span><text:span text:style-name="T66">維拉斯 事件</text:span>。</text:p>
                    </text:list-item>
                    <text:list-item>
                      <text:p text:style-name="P90">西元<text:span text:style-name="T31">1</text:span><text:span text:style-name="T29">9</text:span><text:span text:style-name="T33">6</text:span><text:span text:style-name="T31">1</text:span><text:span text:style-name="T16">年</text:span><text:span text:style-name="T29">9</text:span><text:span text:style-name="T33">月</text:span><text:span text:style-name="T31">1</text:span><text:span text:style-name="T29">9</text:span><text:span text:style-name="T33">日</text:span><text:span text:style-name="T66">，</text:span>美國<text:span text:style-name="T66">的 白山國家公園的 </text:span><text:span text:style-name="T16">UFO、</text:span><text:span text:style-name="T66">外星人 </text:span><text:span text:style-name="T16">綁架</text:span><text:span text:style-name="T66"> 希爾夫婦 事件</text:span>。</text:p>
                    </text:list-item>
                    <text:list-item>
                      <text:p text:style-name="P91">西元<text:span text:style-name="T31">1</text:span><text:span text:style-name="T29">9</text:span><text:span text:style-name="T33">6</text:span><text:span text:style-name="T16">2年</text:span><text:span text:style-name="T66">，</text:span>美國<text:span text:style-name="T66">的 澤塔行動</text:span>。</text:p>
                    </text:list-item>
                    <text:list-item>
                      <text:p text:style-name="P90">西元<text:span text:style-name="T31">1</text:span><text:span text:style-name="T29">9</text:span><text:span text:style-name="T30">7</text:span><text:span text:style-name="T16">2年</text:span><text:span text:style-name="T32">8</text:span><text:span text:style-name="T33">月</text:span><text:span text:style-name="T16">2</text:span><text:span text:style-name="T37">5</text:span><text:span text:style-name="T33">日</text:span><text:span text:style-name="T66">，日本</text:span><text:span text:style-name="T33">的</text:span><text:span text:style-name="T66"> 介良事件</text:span>。</text:p>
                    </text:list-item>
                    <text:list-item>
                      <text:p text:style-name="P92">西元<text:span text:style-name="T31">1</text:span><text:span text:style-name="T29">9</text:span><text:span text:style-name="T30">7</text:span><text:span text:style-name="T37">5</text:span><text:span text:style-name="T16">年</text:span><text:span text:style-name="T66">，英戈</text:span><text:span text:style-name="T36">·</text:span><text:span text:style-name="T66">斯旺 遙視到 </text:span>月亮背面<text:span text:style-name="T33">的</text:span><text:span text:style-name="T66"> 外星人</text:span><text:span text:style-name="T16">、</text:span><text:span text:style-name="T66">外星人</text:span><text:span text:style-name="T33">的</text:span>基地。</text:p>
                    </text:list-item>
                    <text:list-item>
                      <text:p text:style-name="P93">西元<text:span text:style-name="T31">1</text:span><text:span text:style-name="T29">9</text:span><text:span text:style-name="T30">7</text:span><text:span text:style-name="T29">9</text:span><text:span text:style-name="T17">年</text:span><text:span text:style-name="T32">8</text:span><text:span text:style-name="T33">月</text:span><text:span text:style-name="T66">，</text:span>美國<text:span text:style-name="T66">的</text:span>（<text:span text:style-name="T66">菲爾施耐德 認定的）道西事件</text:span>。</text:p>
                    </text:list-item>
                    <text:list-item>
                      <text:p text:style-name="P92">西元<text:span text:style-name="T31">1</text:span><text:span text:style-name="T29">9</text:span><text:span text:style-name="T32">8</text:span><text:span text:style-name="T29">4</text:span><text:span text:style-name="T16">年</text:span><text:span text:style-name="T37">5</text:span><text:span text:style-name="T33">月</text:span><text:span text:style-name="T16">22</text:span><text:span text:style-name="T33">日</text:span><text:span text:style-name="T66">，英戈</text:span><text:span text:style-name="T36">·</text:span><text:span text:style-name="T66">斯旺 遙視到 過去</text:span><text:span text:style-name="T33">的</text:span><text:span text:style-name="T66"> 火星</text:span><text:span text:style-name="T33">的</text:span><text:span text:style-name="T66"> 外星人</text:span><text:span text:style-name="T16">、</text:span><text:span text:style-name="T66">金字塔</text:span>。</text:p>
                    </text:list-item>
                    <text:list-item>
                      <text:p text:style-name="P11"><text:span text:style-name="T68">西元</text:span><text:span text:style-name="T38">2</text:span><text:span text:style-name="T33">0</text:span><text:span text:style-name="T38">2</text:span><text:span text:style-name="T33">0</text:span><text:span text:style-name="T38">年</text:span><text:span text:style-name="T37">5</text:span><text:span text:style-name="T33">月</text:span><text:span text:style-name="T31">1</text:span><text:span text:style-name="T38">2</text:span><text:span text:style-name="T33">日</text:span>，巴西<text:span text:style-name="T33">的</text:span> 馬格<text:span text:style-name="T33">的</text:span> <text:span text:style-name="T16">UFO</text:span><text:span text:style-name="T33">的</text:span> <text:span text:style-name="T38">墜落</text:span>事件<text:span text:style-name="T38">、目擊報告</text:span>。</text:p>
                    </text:list-item>
                    <text:list-item>
                      <text:p text:style-name="P12"><text:span text:style-name="T68">西元</text:span><text:span text:style-name="T38">2</text:span><text:span text:style-name="T33">0</text:span><text:span text:style-name="T38">2</text:span><text:span text:style-name="T31">1</text:span><text:span text:style-name="T38">年</text:span><text:span text:style-name="T33">6月</text:span><text:span text:style-name="T38">2</text:span><text:span text:style-name="T31">1</text:span><text:span text:style-name="T33">日</text:span>，中國<text:span text:style-name="T33">的</text:span> 上海<text:span text:style-name="T33">的</text:span> <text:span text:style-name="T16">UFO</text:span><text:span text:style-name="T33">的</text:span> <text:span text:style-name="T38">目擊報告</text:span>。</text:p>
                    </text:list-item>
                    <text:list-item>
                      <text:p text:style-name="P94"><text:span text:style-name="T66">西元</text:span><text:span text:style-name="T26">2</text:span><text:span text:style-name="T33">0</text:span><text:span text:style-name="T26">2</text:span><text:span text:style-name="T33">3</text:span><text:span text:style-name="T26">年</text:span><text:span text:style-name="T33">6月</text:span><text:span text:style-name="T37">5</text:span><text:span text:style-name="T33">日</text:span><text:span text:style-name="T66">，大衛</text:span><text:span text:style-name="T36">·</text:span><text:span text:style-name="T66">格魯施</text:span><text:span text:style-name="T28"> </text:span><text:span text:style-name="T66">認定</text:span><text:span text:style-name="T16">、</text:span><text:span text:style-name="T28">在電視台爆料</text:span><text:span text:style-name="T26">，</text:span>美國<text:span text:style-name="T66">的 </text:span><text:span text:style-name="T26">UFO回</text:span><text:span text:style-name="T66">收程序。</text:span></text:p>
                    </text:list-item>
                  </text:list>
                </text:list-item>
              </text:list>
            </text:list-item>
            <text:list-item>
              <text:p text:style-name="P95"><text:span text:style-name="T16">UFO</text:span><text:span text:style-name="T17">、</text:span><text:span text:style-name="T16">USO</text:span><text:span text:style-name="T17">、</text:span><text:span text:style-name="T16">UAP</text:span>。</text:p>
              <text:list>
                <text:list-item>
                  <text:p text:style-name="P96">碟型<text:span text:style-name="T16">、球型、三角型、雪茄型、</text:span><text:span text:style-name="T40">亮光</text:span><text:span text:style-name="T16">型、幻影型、金字塔型</text:span><text:span text:style-name="T66"> </text:span><text:span text:style-name="T16">UFO、USO、UAP</text:span>。</text:p>
                </text:list-item>
                <text:list-item>
                  <text:p text:style-name="P97"><text:span text:style-name="T16">UFO、USO、UAP 有機率出現在</text:span>。</text:p>
                  <text:list>
                    <text:list-item>
                      <text:p text:style-name="P226">外太空。<text:span text:style-name="T57">、真空中</text:span></text:p>
                    </text:list-item>
                    <text:list-item>
                      <text:p text:style-name="P226">空中。<text:span text:style-name="T57">、大氣中、氣體中</text:span></text:p>
                    </text:list-item>
                    <text:list-item>
                      <text:p text:style-name="P98">海邊。</text:p>
                    </text:list-item>
                    <text:list-item>
                      <text:p text:style-name="P98">海底。<text:span text:style-name="T57">、液體中</text:span></text:p>
                    </text:list-item>
                    <text:list-item>
                      <text:p text:style-name="P97">火山 附近。<text:span text:style-name="T57">、陸地中、土壤中、石頭中、固體中</text:span></text:p>
                      <text:list>
                        <text:list-item>
                          <text:p text:style-name="P99">火山 的 明顯例子，波波卡特佩特火山。</text:p>
                        </text:list-item>
                      </text:list>
                    </text:list-item>
                    <text:list-item>
                      <text:p text:style-name="P97">核設施 附近。</text:p>
                      <text:list>
                        <text:list-item>
                          <text:p text:style-name="P97">核設施 的 明顯例子，核電廠。</text:p>
                        </text:list-item>
                        <text:list-item>
                          <text:p text:style-name="P97">核設施 的 明顯例子，放有 核子武器的 軍事基地。</text:p>
                        </text:list-item>
                      </text:list>
                    </text:list-item>
                    <text:list-item>
                      <text:p text:style-name="P97">地震 發生之前、發生之後 的地區 附近。</text:p>
                      <text:list>
                        <text:list-item>
                          <text:p text:style-name="P100">明顯例子，西元<text:span text:style-name="T17">2022年</text:span><text:span text:style-name="T29">9</text:span><text:span text:style-name="T33">月</text:span><text:span text:style-name="T31">1</text:span><text:span text:style-name="T29">9</text:span><text:span text:style-name="T33">日</text:span>墨西哥地震 發生之前，<text:span text:style-name="T17">UFO、UAP </text:span>出現在<text:span text:style-name="T17"> </text:span>墨西哥。</text:p>
                        </text:list-item>
                        <text:list-item>
                          <text:p text:style-name="P101">明顯例子，西元<text:span text:style-name="T17">2023年</text:span><text:span text:style-name="T29">9</text:span><text:span text:style-name="T33">月</text:span><text:span text:style-name="T32">8</text:span><text:span text:style-name="T33">日摩洛哥</text:span>地震 發生之前，<text:span text:style-name="T17">UFO、UAP </text:span>出現在<text:span text:style-name="T17"> </text:span><text:span text:style-name="T33">摩洛哥</text:span>。</text:p>
                        </text:list-item>
                      </text:list>
                    </text:list-item>
                    <text:list-item>
                      <text:p text:style-name="P102">巨石文明的 遺址 附近。</text:p>
                      <text:list>
                        <text:list-item>
                          <text:p text:style-name="P102">明顯例子，英國巨石陣 附近。</text:p>
                        </text:list-item>
                      </text:list>
                    </text:list-item>
                  </text:list>
                </text:list-item>
                <text:list-item>
                  <text:p text:style-name="P103">人外文明的 基地<text:span text:style-name="T17">、</text:span>城市<text:span text:style-name="T66"> </text:span><text:span text:style-name="T16">有機率在 </text:span>南極<text:span text:style-name="T17">、</text:span><text:span text:style-name="T16">海</text:span>底<text:span text:style-name="T17">、</text:span><text:span text:style-name="T81">山</text:span>底<text:span text:style-name="T17">、</text:span><text:span text:style-name="T81">地</text:span>底<text:span text:style-name="T17">、</text:span>月亮<text:span text:style-name="T17">、</text:span>太陽<text:span text:style-name="T17">、</text:span>火星、木衛<text:span text:style-name="T85">二</text:span>。</text:p>
                </text:list-item>
                <text:list-item>
                  <text:p text:style-name="P104">人類文明的 領導層 把<text:span text:style-name="T17"> UFO、USO、UAP、外</text:span>星、內星，公開方式的 順序 有機率是。</text:p>
                  <text:list>
                    <text:list-item>
                      <text:p text:style-name="P104">網民、自媒體。</text:p>
                    </text:list-item>
                    <text:list-item>
                      <text:p text:style-name="P104">新聞、報紙。</text:p>
                    </text:list-item>
                    <text:list-item>
                      <text:p text:style-name="P104">官方公告。</text:p>
                      <text:list>
                        <text:list-item>
                          <text:p text:style-name="P104">國家政府官方公告。</text:p>
                        </text:list-item>
                        <text:list-item>
                          <text:p text:style-name="P104">聯合國官方公告。</text:p>
                        </text:list-item>
                      </text:list>
                    </text:list-item>
                  </text:list>
                </text:list-item>
                <text:list-item>
                  <text:p text:style-name="P103">人類文明的 領導層 把<text:span text:style-name="T17"> UFO、USO、UAP、外</text:span>星、內星，公開給 國民群的 順序 有機率是。</text:p>
                  <text:list>
                    <text:list-item>
                      <text:p text:style-name="P105">讓 小型 <text:span text:style-name="T16">空中、外太空 UFO、USO </text:span>現身、公開亮相。</text:p>
                      <text:list>
                        <text:list-item>
                          <text:p text:style-name="P227">讓 小型 <text:span text:style-name="T16">空中、外太空 UFO、USO 隨著時間經過，越來越 頻繁、增量 出現</text:span>。</text:p>
                        </text:list-item>
                      </text:list>
                    </text:list-item>
                    <text:list-item>
                      <text:p text:style-name="P106">讓 部分的、外表最像人類的、外表最像高個子人類的 外星人、內星人 現身、公開亮相。</text:p>
                      <text:list>
                        <text:list-item>
                          <text:p text:style-name="P106">出席 人類文明的 聯合國大會。</text:p>
                        </text:list-item>
                        <text:list-item>
                          <text:p text:style-name="P106">接受 新聞、報紙 採訪。</text:p>
                        </text:list-item>
                        <text:list-item>
                          <text:p text:style-name="P106">在 人類文明的 城市 貿易、旅遊。</text:p>
                        </text:list-item>
                      </text:list>
                    </text:list-item>
                    <text:list-item>
                      <text:p text:style-name="P107">公開 文明建交。</text:p>
                    </text:list-item>
                    <text:list-item>
                      <text:p text:style-name="P108">人類文明的官方 和（外表最像人類 的）外星人、內星人，進行 公開交流。<text:span text:style-name="T64">（</text:span><text:span text:style-name="T61">&lt;?</text:span><text:span text:style-name="T60">2</text:span><text:span text:style-name="T62">&gt;</text:span><text:span text:style-name="T64">外星人、</text:span><text:span text:style-name="T61">&lt;?</text:span><text:span text:style-name="T60">2</text:span><text:span text:style-name="T62">&gt;</text:span><text:span text:style-name="T64">內星人）</text:span></text:p>
                    </text:list-item>
                    <text:list-item>
                      <text:p text:style-name="P105">讓 中型 <text:span text:style-name="T16">空中 UFO、USO </text:span>現身、公開亮相。</text:p>
                    </text:list-item>
                    <text:list-item>
                      <text:p text:style-name="P109">讓 部分的、外表像巨人的、外表像矮人的 外星人、內星人 現身、公開亮相。</text:p>
                    </text:list-item>
                    <text:list-item>
                      <text:p text:style-name="P110">公開、開放 部分的、非機密的 地面、山脈 下面的 地底城市、地下城市（<text:span text:style-name="T16">UGC</text:span>）。</text:p>
                    </text:list-item>
                    <text:list-item>
                      <text:p text:style-name="P111">國民群 和（外表最像人類、外表像人類 的）外星人、內星人，進行 雙向民間交流。</text:p>
                      <text:list>
                        <text:list-item>
                          <text:p text:style-name="P105">貿易。</text:p>
                        </text:list-item>
                        <text:list-item>
                          <text:p text:style-name="P105">旅遊、文化交流、教育學習。</text:p>
                          <text:list>
                            <text:list-item>
                              <text:p text:style-name="P105">明顯例子，邀請 地球文明的 領導層、國民群 到 外星人、內星人 的 城市 旅遊。</text:p>
                            </text:list-item>
                          </text:list>
                        </text:list-item>
                        <text:list-item>
                          <text:p text:style-name="P105">交友。</text:p>
                        </text:list-item>
                      </text:list>
                    </text:list-item>
                    <text:list-item>
                      <text:p text:style-name="P112">讓 部分的、外表像人類的、生存和生活在海底城市的 外星人、內星人 現身、公開亮相。</text:p>
                    </text:list-item>
                    <text:list-item>
                      <text:p text:style-name="P113">公開、開放 部分的、非機密的 地球的、太陽系內的 海底城市、外星城市、星船城市。</text:p>
                    </text:list-item>
                    <text:list-item>
                      <text:p text:style-name="P114">讓 部分的、外表有點像人類的 外星人、內星人 現身、公開亮相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bookmark-start text:name="遺跡"/>遺跡<text:bookmark-end text:name="遺跡"/></text:p>
          <text:list>
            <text:list-item>
              <text:p text:style-name="P115"><text:span text:style-name="T69">埃及</text:span>。</text:p>
              <text:list>
                <text:list-item>
                  <text:p text:style-name="P115"><text:span text:style-name="T69">金字塔</text:span>。</text:p>
                  <text:list>
                    <text:list-item>
                      <text:p text:style-name="P190">（至少）有<text:span text:style-name="T17"> </text:span><text:span text:style-name="T18">90座</text:span><text:span text:style-name="T77">金字塔。</text:span></text:p>
                      <text:list>
                        <text:list-item>
                          <text:p text:style-name="P190">金字塔 不是 陵墓。</text:p>
                          <text:list>
                            <text:list-item>
                              <text:p text:style-name="P190">法老的 木乃伊 不在 金字塔。</text:p>
                            </text:list-item>
                            <text:list-item>
                              <text:p text:style-name="P191">法老的 木乃伊 在 帝王谷。</text:p>
                            </text:list-item>
                          </text:list>
                        </text:list-item>
                        <text:list-item>
                          <text:p text:style-name="P192">金字塔 外表 有 石灰石。</text:p>
                        </text:list-item>
                        <text:list-item>
                          <text:p text:style-name="P193">金字塔 裡面 有 花崗岩。</text:p>
                        </text:list-item>
                        <text:list-item>
                          <text:p text:style-name="P194">金字塔 上面 有 奔奔石。</text:p>
                        </text:list-item>
                      </text:list>
                    </text:list-item>
                    <text:list-item>
                      <text:p text:style-name="P195">吉薩金字塔<text:span text:style-name="T68">（</text:span>胡夫金字塔<text:span text:style-name="T68">）</text:span>。</text:p>
                      <text:list>
                        <text:list-item>
                          <text:p text:style-name="P196">有孔蟲的化石。</text:p>
                        </text:list-item>
                        <text:list-item>
                          <text:p text:style-name="P197">花崗岩的石棺。</text:p>
                        </text:list-item>
                        <text:list-item>
                          <text:p text:style-name="P198">建造<text:span text:style-name="T76">個體、</text:span>建造方法<text:span text:style-name="T82">、</text:span>建造<text:span text:style-name="T82">時間</text:span> 不明。</text:p>
                        </text:list-item>
                      </text:list>
                    </text:list-item>
                    <text:list-item>
                      <text:p text:style-name="P199">吉薩高地。</text:p>
                      <text:list>
                        <text:list-item>
                          <text:p text:style-name="P116"><text:span text:style-name="T74">吉薩金字塔、卡夫拉金字塔、孟卡拉金字塔</text:span>。</text:p>
                          <text:list>
                            <text:list-item>
                              <text:p text:style-name="P117"><text:span text:style-name="T69">三座金字塔</text:span>的 大小 <text:span text:style-name="T67">有機率是 </text:span>獵戶座的 三顆恆星的 相對亮度。</text:p>
                            </text:list-item>
                            <text:list-item>
                              <text:p text:style-name="P117"><text:span text:style-name="T69">三座金字塔</text:span>的 排列形式 <text:span text:style-name="T67">有機率是 </text:span>獵戶座的 三顆恆星的 排列形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<text:span text:style-name="T69">獅身人面像</text:span>。</text:p>
                  <text:list>
                    <text:list-item>
                      <text:p text:style-name="P119">水蝕痕跡。</text:p>
                      <text:list>
                        <text:list-item>
                          <text:p text:style-name="P119">羅伯特<text:span text:style-name="T36">·</text:span>肖赫、獅身人面像之謎紀錄片 認定，<text:span text:style-name="T69">獅身</text:span> 有 水蝕痕跡<text:span text:style-name="T69">。</text:span></text:p>
                        </text:list-item>
                        <text:list-item>
                          <text:p text:style-name="P120"><text:span text:style-name="T69">獅身人面像的</text:span> 四隻腳 <text:span text:style-name="T76">沒</text:span>有（羅伯特<text:span text:style-name="T36">·</text:span>肖赫 認定<text:span text:style-name="T69">的</text:span>）水蝕痕跡。</text:p>
                        </text:list-item>
                        <text:list-item>
                          <text:p text:style-name="P120"><text:span text:style-name="T69">獅身人面像的</text:span> <text:span text:style-name="T69">人面</text:span> <text:span text:style-name="T76">沒</text:span>有（羅伯特<text:span text:style-name="T36">·</text:span>肖赫 認定<text:span text:style-name="T69">的</text:span>）水蝕痕跡。</text:p>
                          <text:list>
                            <text:list-item>
                              <text:p text:style-name="P121"><text:span text:style-name="T69">人面 有機率 被修改過、被重新雕塑過</text:span>。</text:p>
                            </text:list-item>
                            <text:list-item>
                              <text:p text:style-name="P122"><text:span text:style-name="T69">人面 原本、原先 有機率是 胡狼面</text:span>。</text:p>
                            </text:list-item>
                            <text:list-item>
                              <text:p text:style-name="P123"><text:span text:style-name="T69">獅身人面像 原本、原先 有機率是 胡狼像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4">早稻田大學的 吉村作治 認定，<text:span text:style-name="T69">獅身人面像的 </text:span>下面 有 地下空間。</text:p>
                    </text:list-item>
                    <text:list-item>
                      <text:p text:style-name="P125">薩利姆<text:span text:style-name="T36">·</text:span>哈薩 認定，<text:span text:style-name="T69">獅身人面像的 </text:span>下面 有 地下隧道、地下空間。</text:p>
                    </text:list-item>
                    <text:list-item>
                      <text:p text:style-name="P125"><text:span text:style-name="T69">愛德加</text:span><text:span text:style-name="T36">·</text:span><text:span text:style-name="T69">凱西</text:span> 認定，<text:span text:style-name="T69">獅身人面像的 </text:span>下面 有 紀錄大廳。</text:p>
                    </text:list-item>
                    <text:list-item>
                      <text:p text:style-name="P120">（<text:span text:style-name="T69">獅身人面像的</text:span> 兩隻前腳 之間的）石碑。</text:p>
                    </text:list-item>
                  </text:list>
                </text:list-item>
                <text:list-item>
                  <text:p text:style-name="P200">神廟。</text:p>
                  <text:list>
                    <text:list-item>
                      <text:p text:style-name="P201">卡納克神廟、丹德拉神廟。</text:p>
                      <text:list>
                        <text:list-item>
                          <text:p text:style-name="P202">巨大石柱。</text:p>
                        </text:list-item>
                        <text:list-item>
                          <text:p text:style-name="P202">壁畫 紀載、紀錄 巨人。</text:p>
                        </text:list-item>
                        <text:list-item>
                          <text:p text:style-name="P202">丹德拉黃道、被融化的階梯。</text:p>
                        </text:list-item>
                      </text:list>
                    </text:list-item>
                    <text:list-item>
                      <text:p text:style-name="P203">阿布希貝神廟。</text:p>
                    </text:list-item>
                  </text:list>
                </text:list-item>
                <text:list-item>
                  <text:p text:style-name="P126">鯨魚谷。</text:p>
                </text:list-item>
                <text:list-item>
                  <text:p text:style-name="P204">歐西里斯之墓。</text:p>
                </text:list-item>
              </text:list>
            </text:list-item>
            <text:list-item>
              <text:p text:style-name="P126">祕魯。</text:p>
              <text:list>
                <text:list-item>
                  <text:p text:style-name="P126">伊卡石。</text:p>
                </text:list-item>
                <text:list-item>
                  <text:p text:style-name="P126">馬丘比丘。</text:p>
                </text:list-item>
                <text:list-item>
                  <text:p text:style-name="P126">普瑪彭古。</text:p>
                </text:list-item>
                <text:list-item>
                  <text:p text:style-name="P126">卡拉爾城。</text:p>
                </text:list-item>
                <text:list-item>
                  <text:p text:style-name="P126">納斯卡線條。</text:p>
                </text:list-item>
                <text:list-item>
                  <text:p text:style-name="P127">帕拉卡斯人。</text:p>
                </text:list-item>
                <text:list-item>
                  <text:p text:style-name="P127">蒂阿瓦納戈城。</text:p>
                </text:list-item>
              </text:list>
            </text:list-item>
            <text:list-item>
              <text:p text:style-name="P127">非洲。</text:p>
              <text:list>
                <text:list-item>
                  <text:p text:style-name="P127">沙哈拉沙漠。</text:p>
                  <text:list>
                    <text:list-item>
                      <text:p text:style-name="P127">獨木舟。</text:p>
                    </text:list-item>
                    <text:list-item>
                      <text:p text:style-name="P127">鯨魚骨頭。</text:p>
                    </text:list-item>
                    <text:list-item>
                      <text:p text:style-name="P127">利比亞玻璃。</text:p>
                    </text:list-item>
                    <text:list-item>
                      <text:p text:style-name="P127">沙哈拉之眼。</text:p>
                    </text:list-item>
                  </text:list>
                </text:list-item>
                <text:list-item>
                  <text:p text:style-name="P128">多貢族的神話<text:span text:style-name="T1">、多貢族的</text:span><text:span text:style-name="T12">傳說</text:span><text:span text:style-name="T1">、多貢族的</text:span><text:span text:style-name="T12">傳聞</text:span>。</text:p>
                  <text:list>
                    <text:list-item>
                      <text:p text:style-name="P129">諾姆、天狼星人曾經到達<text:span text:style-name="T70">地球</text:span>、天狼星<text:span text:style-name="T17">A和天狼星B的</text:span>天文知識。</text:p>
                    </text:list-item>
                  </text:list>
                </text:list-item>
                <text:list-item>
                  <text:p text:style-name="P129">博斯卡普人。</text:p>
                </text:list-item>
                <text:list-item>
                  <text:p text:style-name="P205">奧洛克核分裂反應堆。</text:p>
                </text:list-item>
              </text:list>
            </text:list-item>
            <text:list-item>
              <text:p text:style-name="P127">希臘。</text:p>
              <text:list>
                <text:list-item>
                  <text:p text:style-name="P127">安提基特拉機械。</text:p>
                </text:list-item>
              </text:list>
            </text:list-item>
            <text:list-item>
              <text:p text:style-name="P127">伊朗。</text:p>
              <text:list>
                <text:list-item>
                  <text:p text:style-name="P127">波斯。</text:p>
                  <text:list>
                    <text:list-item>
                      <text:p text:style-name="P127">拜火教。</text:p>
                    </text:list-item>
                  </text:list>
                </text:list-item>
              </text:list>
            </text:list-item>
            <text:list-item>
              <text:p text:style-name="P130">美國。</text:p>
              <text:list>
                <text:list-item>
                  <text:p text:style-name="P127">魔鬼塔。</text:p>
                </text:list-item>
                <text:list-item>
                  <text:p text:style-name="P131">（喬治<text:span text:style-name="T36">·</text:span>沃倫<text:span text:style-name="T36">·舒菲特</text:span><text:span text:style-name="T66"> 認定</text:span>的）（洛杉磯 的）地下城。</text:p>
                  <text:list>
                    <text:list-item>
                      <text:p text:style-name="P132">地下城 是 地下隧道、地下房間 組成的、構成的 地下城。</text:p>
                    </text:list-item>
                    <text:list-item>
                      <text:p text:style-name="P133">喬治<text:span text:style-name="T36">·</text:span>沃倫<text:span text:style-name="T36">·舒菲特</text:span><text:span text:style-name="T66"> 認定，</text:span>（洛杉磯 的）地下城 是 蜥蜴人的 建築。</text:p>
                    </text:list-item>
                  </text:list>
                </text:list-item>
                <text:list-item>
                  <text:p text:style-name="P133">霍皮族。</text:p>
                </text:list-item>
              </text:list>
            </text:list-item>
            <text:list-item>
              <text:p text:style-name="P134">英國。</text:p>
              <text:list>
                <text:list-item>
                  <text:p text:style-name="P134">巨石陣。</text:p>
                </text:list-item>
              </text:list>
            </text:list-item>
            <text:list-item>
              <text:p text:style-name="P135">日本。</text:p>
              <text:list>
                <text:list-item>
                  <text:p text:style-name="P135"><text:span text:style-name="T1">與那國島的</text:span> 水下的 金字塔。</text:p>
                </text:list-item>
                <text:list-item>
                  <text:p text:style-name="P136">日本神話<text:span text:style-name="T1">、日本</text:span><text:span text:style-name="T12">傳說</text:span><text:span text:style-name="T1">、日本</text:span><text:span text:style-name="T12">傳聞</text:span>。</text:p>
                  <text:list>
                    <text:list-item>
                      <text:p text:style-name="P137">竹內文書。</text:p>
                    </text:list-item>
                  </text:list>
                </text:list-item>
              </text:list>
            </text:list-item>
            <text:list-item>
              <text:p text:style-name="P138"><text:span text:style-name="T66">中國</text:span>。</text:p>
              <text:list>
                <text:list-item>
                  <text:p text:style-name="P136"><text:span text:style-name="T66">中國</text:span>神話<text:span text:style-name="T1">、</text:span><text:span text:style-name="T12">中國傳說</text:span><text:span text:style-name="T1">、</text:span><text:span text:style-name="T12">中國傳聞</text:span>。</text:p>
                  <text:list>
                    <text:list-item>
                      <text:p text:style-name="P139">山海經、易經<text:span text:style-name="T81">（連山</text:span>易經<text:span text:style-name="T81">、歸藏</text:span>易經<text:span text:style-name="T81">）</text:span>。</text:p>
                    </text:list-item>
                  </text:list>
                </text:list-item>
              </text:list>
            </text:list-item>
            <text:list-item>
              <text:p text:style-name="P187">西藏。</text:p>
              <text:list>
                <text:list-item>
                  <text:p text:style-name="P188">西藏<text:span text:style-name="T66">神話</text:span><text:span text:style-name="T12">、西藏傳說、西藏傳聞</text:span>。</text:p>
                  <text:list>
                    <text:list-item>
                      <text:p text:style-name="P187">香巴拉（香格里拉）。</text:p>
                    </text:list-item>
                  </text:list>
                </text:list-item>
                <text:list-item>
                  <text:p text:style-name="P187">象雄文明。</text:p>
                  <text:list>
                    <text:list-item>
                      <text:p text:style-name="P187">象雄大藏經。</text:p>
                    </text:list-item>
                  </text:list>
                </text:list-item>
                <text:list-item>
                  <text:p text:style-name="P189"><text:span text:style-name="T33">西元</text:span><text:span text:style-name="T19">20</text:span><text:span text:style-name="T31">1</text:span><text:span text:style-name="T37">5</text:span><text:span text:style-name="T19">年</text:span><text:span text:style-name="T17">的 </text:span><text:span text:style-name="T23">Solid Earth</text:span><text:span text:style-name="T68"> 雜誌 認定，</text:span>青藏高原的 洞穴 通往、連接（地底的）巨大空間。</text:p>
                </text:list-item>
              </text:list>
            </text:list-item>
            <text:list-item>
              <text:p text:style-name="P206">印尼。</text:p>
              <text:list>
                <text:list-item>
                  <text:p text:style-name="P206">巴東山的 遺址。</text:p>
                </text:list-item>
              </text:list>
            </text:list-item>
            <text:list-item>
              <text:p text:style-name="P138">印度。</text:p>
              <text:list>
                <text:list-item>
                  <text:p text:style-name="P136">羅摩橋。</text:p>
                </text:list-item>
                <text:list-item>
                  <text:p text:style-name="P136">德瓦卡城。</text:p>
                </text:list-item>
                <text:list-item>
                  <text:p text:style-name="P136">印度神話<text:span text:style-name="T12">、</text:span><text:span text:style-name="T1">印度</text:span><text:span text:style-name="T12">傳說</text:span><text:span text:style-name="T1">、印度</text:span><text:span text:style-name="T12">傳聞</text:span>。</text:p>
                  <text:list>
                    <text:list-item>
                      <text:p text:style-name="P137">吠陀經、長阿含經、羅摩耶那、摩訶婆羅多。</text:p>
                    </text:list-item>
                  </text:list>
                </text:list-item>
              </text:list>
            </text:list-item>
            <text:list-item>
              <text:p text:style-name="P140">南極。</text:p>
              <text:list>
                <text:list-item>
                  <text:p text:style-name="P141">艾爾沃斯山脈的 冰下的 <text:span text:style-name="T69">金字塔</text:span>。</text:p>
                </text:list-item>
                <text:list-item>
                  <text:p text:style-name="P141">艾爾塔寧天線。</text:p>
                </text:list-item>
              </text:list>
            </text:list-item>
            <text:list-item>
              <text:p text:style-name="P142"><text:span text:style-name="T70">地球</text:span>。</text:p>
              <text:list>
                <text:list-item>
                  <text:p text:style-name="P142">噬菌體。</text:p>
                </text:list-item>
              </text:list>
            </text:list-item>
            <text:list-item>
              <text:p text:style-name="P143">火星。</text:p>
              <text:list>
                <text:list-item>
                  <text:p text:style-name="P144">（<text:span text:style-name="T16">NASA</text:span>的 火星獨立調查團 認定的）火星<text:span text:style-name="T66">人</text:span>臉。</text:p>
                </text:list-item>
              </text:list>
            </text:list-item>
            <text:list-item>
              <text:p text:style-name="P145">土耳其。</text:p>
              <text:list>
                <text:list-item>
                  <text:p text:style-name="P146">哥貝克力石陣。</text:p>
                </text:list-item>
                <text:list-item>
                  <text:p text:style-name="P146">德林庫尤地下城。</text:p>
                </text:list-item>
              </text:list>
            </text:list-item>
            <text:list-item>
              <text:p text:style-name="P147">伊拉克。</text:p>
              <text:list>
                <text:list-item>
                  <text:p text:style-name="P147">蘇美爾文明。</text:p>
                  <text:list>
                    <text:list-item>
                      <text:p text:style-name="P143">烏爾城。</text:p>
                    </text:list-item>
                    <text:list-item>
                      <text:p text:style-name="P143">黃金頭盔。</text:p>
                    </text:list-item>
                    <text:list-item>
                      <text:p text:style-name="P143">蘇美爾泥板。</text:p>
                      <text:list>
                        <text:list-item>
                          <text:p text:style-name="P146">蘇美爾王表、蘇美爾神話、吉爾伽美什史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阿拉伯。</text:p>
              <text:list>
                <text:list-item>
                  <text:p text:style-name="P207"><text:span text:style-name="T16">Al</text:span><text:span text:style-name="T36">·</text:span><text:span text:style-name="T16">Naslaa</text:span>巨石。</text:p>
                </text:list-item>
              </text:list>
            </text:list-item>
            <text:list-item>
              <text:p text:style-name="P144">墨西哥。</text:p>
              <text:list>
                <text:list-item>
                  <text:p text:style-name="P148"><text:span text:style-name="T45">Cholula</text:span><text:span text:style-name="T74">金字塔</text:span>。</text:p>
                </text:list-item>
                <text:list-item>
                  <text:p text:style-name="P148">特奧蒂瓦坎。</text:p>
                  <text:list>
                    <text:list-item>
                      <text:p text:style-name="P149">太陽<text:span text:style-name="T74">金字塔。</text:span></text:p>
                    </text:list-item>
                    <text:list-item>
                      <text:p text:style-name="P149">月亮<text:span text:style-name="T74">金字塔</text:span>。</text:p>
                    </text:list-item>
                    <text:list-item>
                      <text:p text:style-name="P149">羽蛇神廟。</text:p>
                    </text:list-item>
                  </text:list>
                </text:list-item>
              </text:list>
            </text:list-item>
            <text:list-item>
              <text:p text:style-name="P148">柬埔寨。</text:p>
              <text:list>
                <text:list-item>
                  <text:p text:style-name="P148">吳哥窟。</text:p>
                  <text:list>
                    <text:list-item>
                      <text:p text:style-name="P150">葛瑞姆<text:span text:style-name="T36">·</text:span>漢考克 <text:span text:style-name="T67">認定</text:span>，吳哥窟 對應（<text:span text:style-name="T49">12500</text:span><text:span text:style-name="T78">年前 的）</text:span>天龍座。</text:p>
                    </text:list-item>
                  </text:list>
                </text:list-item>
              </text:list>
            </text:list-item>
            <text:list-item>
              <text:p text:style-name="P150">馬爾他。</text:p>
              <text:list>
                <text:list-item>
                  <text:p text:style-name="P151"><text:span text:style-name="T75">神廟</text:span>。</text:p>
                  <text:list>
                    <text:list-item>
                      <text:p text:style-name="P152">萊尼<text:span text:style-name="T36">·</text:span>里吉克 <text:span text:style-name="T67">認定</text:span>，馬爾他的 <text:span text:style-name="T75">神廟群 </text:span>指向（<text:span text:style-name="T49">一萬多</text:span><text:span text:style-name="T78">年前 的）天狼星</text:span>。</text:p>
                    </text:list-item>
                  </text:list>
                </text:list-item>
              </text:list>
            </text:list-item>
            <text:list-item>
              <text:p text:style-name="P152">義大利。</text:p>
              <text:list>
                <text:list-item>
                  <text:p text:style-name="P152">潘泰萊里亞奇石。</text:p>
                </text:list-item>
              </text:list>
            </text:list-item>
            <text:list-item>
              <text:p text:style-name="P152">俄羅斯。</text:p>
              <text:list>
                <text:list-item>
                  <text:p text:style-name="P152">阿爾卡伊姆古城。</text:p>
                </text:list-item>
                <text:list-item>
                  <text:p text:style-name="P153">被埋在 烏拉爾山脈的 微米級零件。</text:p>
                </text:list-item>
              </text:list>
            </text:list-item>
            <text:list-item>
              <text:p text:style-name="P148">巴基斯坦。</text:p>
              <text:list>
                <text:list-item>
                  <text:p text:style-name="P154">摩亨佐<text:span text:style-name="T36">·</text:span>達羅 遺址。</text:p>
                  <text:list>
                    <text:list-item>
                      <text:p text:style-name="P208">有 玻璃化石頭。</text:p>
                    </text:list-item>
                  </text:list>
                </text:list-item>
              </text:list>
            </text:list-item>
            <text:list-item>
              <text:p text:style-name="P148">羅馬尼亞。</text:p>
              <text:list>
                <text:list-item>
                  <text:p text:style-name="P148">艾烏德楔子。</text:p>
                </text:list-item>
              </text:list>
            </text:list-item>
            <text:list-item>
              <text:p text:style-name="P148">波斯尼亞。</text:p>
              <text:list>
                <text:list-item>
                  <text:p text:style-name="P148">金字塔。</text:p>
                  <text:list>
                    <text:list-item>
                      <text:p text:style-name="P148">太陽金字塔、月亮金字塔、龍之金字塔、愛之金字塔、大地之母金字塔。</text:p>
                      <text:list>
                        <text:list-item>
                          <text:p text:style-name="P148">太陽金字塔 正對 正北<text:span text:style-name="T1">（誤差是</text:span><text:span text:style-name="T8">0度0分12秒</text:span><text:span text:style-name="T14">）</text:span>。</text:p>
                        </text:list-item>
                        <text:list-item>
                          <text:p text:style-name="P148">太陽金字塔的 塔頂 有 能量束。</text:p>
                          <text:list>
                            <text:list-item>
                              <text:p text:style-name="P148">空中的、天空的 高度 越高，能量束的 能量 越強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8">地下。</text:p>
                      <text:list>
                        <text:list-item>
                          <text:p text:style-name="P219">地下隧道。</text:p>
                        </text:list-item>
                        <text:list-item>
                          <text:p text:style-name="P220">地下水道。</text:p>
                        </text:list-item>
                        <text:list-item>
                          <text:p text:style-name="P155"><text:span text:style-name="T16">K</text:span><text:span text:style-name="T47">1巨石、</text:span><text:span text:style-name="T16">K</text:span><text:span text:style-name="T46">2巨石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9">厄瓜多爾。</text:p>
              <text:list>
                <text:list-item>
                  <text:p text:style-name="P156">（西元<text:span text:style-name="T31">1</text:span><text:span text:style-name="T29">9</text:span><text:span text:style-name="T33">6</text:span><text:span text:style-name="T37">5</text:span><text:span text:style-name="T16">年</text:span><text:span text:style-name="T66">，胡安</text:span><text:span text:style-name="T36">·</text:span><text:span text:style-name="T66">莫里茲</text:span> 發現的）隧道、石像、金書、飛機模型、純金的動物模型<text:span text:style-name="T46">。</text:span></text:p>
                </text:list-item>
              </text:list>
            </text:list-item>
            <text:list-item>
              <text:p text:style-name="P148">宗教神話<text:span text:style-name="T1">、宗教</text:span><text:span text:style-name="T12">傳說</text:span><text:span text:style-name="T1">、宗教</text:span><text:span text:style-name="T12">傳聞</text:span>。</text:p>
              <text:list>
                <text:list-item>
                  <text:p text:style-name="P157"><text:span text:style-name="T75">巨人</text:span>。</text:p>
                  <text:list>
                    <text:list-item>
                      <text:p text:style-name="P148"><text:span text:style-name="T46">山海經、以諾書、巨人之書、</text:span><text:span text:style-name="T48">埃及神廟壁畫</text:span><text:span text:style-name="T46">。</text:span></text:p>
                    </text:list-item>
                  </text:list>
                </text:list-item>
                <text:list-item>
                  <text:p text:style-name="P148">大洪水。</text:p>
                  <text:list>
                    <text:list-item>
                      <text:p text:style-name="P158">蘇美爾王表、（<text:span text:style-name="T66">中國</text:span> <text:span text:style-name="T67">認定</text:span>的）大禹治水、（基督教 <text:span text:style-name="T67">認定</text:span>的）創世記。</text:p>
                    </text:list-item>
                  </text:list>
                </text:list-item>
                <text:list-item>
                  <text:p text:style-name="P148">泥土造人。</text:p>
                  <text:list>
                    <text:list-item>
                      <text:p text:style-name="P159">（<text:span text:style-name="T66">中國</text:span> <text:span text:style-name="T67">認定</text:span>的）女媧造人。</text:p>
                    </text:list-item>
                  </text:list>
                </text:list-item>
                <text:list-item>
                  <text:p text:style-name="P160">半人。</text:p>
                  <text:list>
                    <text:list-item>
                      <text:p text:style-name="P161">半人半蛇，（<text:span text:style-name="T66">中國</text:span> <text:span text:style-name="T67">認定</text:span>的）伏羲、女媧。</text:p>
                    </text:list-item>
                    <text:list-item>
                      <text:p text:style-name="P161">半人半蛇，（霍皮族<text:span text:style-name="T66"> 認定</text:span>的）蛇人。</text:p>
                    </text:list-item>
                    <text:list-item>
                      <text:p text:style-name="P161">半人半蟻，（霍皮族<text:span text:style-name="T66"> 認定</text:span>的）蟻人。</text:p>
                    </text:list-item>
                    <text:list-item>
                      <text:p text:style-name="P161">半人半鳥，（<text:span text:style-name="T69">埃及</text:span> <text:span text:style-name="T67">認定</text:span>的）拉。</text:p>
                    </text:list-item>
                    <text:list-item>
                      <text:p text:style-name="P161">半人半魚，（多貢族 <text:span text:style-name="T67">認定</text:span>的）諾姆、（蘇美爾泥板 <text:span text:style-name="T67">認定</text:span>的）半人半魚圖像。</text:p>
                    </text:list-item>
                  </text:list>
                </text:list-item>
                <text:list-item>
                  <text:p text:style-name="P162">昴宿星團。</text:p>
                  <text:list>
                    <text:list-item>
                      <text:p text:style-name="P162">中國七仙女、印度七聖賢。</text:p>
                    </text:list-item>
                  </text:list>
                </text:list-item>
                <text:list-item>
                  <text:p text:style-name="P148">死海古卷。</text:p>
                  <text:list>
                    <text:list-item>
                      <text:p text:style-name="P163">以諾書、巨人之書。</text:p>
                    </text:list-item>
                  </text:list>
                </text:list-item>
              </text:list>
            </text:list-item>
            <text:list-item>
              <text:p text:style-name="P164">文明神話<text:span text:style-name="T1">、文明</text:span><text:span text:style-name="T12">傳說</text:span><text:span text:style-name="T1">、文明</text:span><text:span text:style-name="T12">傳聞</text:span>。</text:p>
              <text:list>
                <text:list-item>
                  <text:p text:style-name="P165">姆<text:span text:style-name="T69">文明</text:span>。</text:p>
                  <text:list>
                    <text:list-item>
                      <text:p text:style-name="P166">姆<text:span text:style-name="T69">文明</text:span> 位在 太平洋的（沉沒的）姆大陸。</text:p>
                    </text:list-item>
                    <text:list-item>
                      <text:p text:style-name="P167">詹姆斯<text:span text:style-name="T36">·材吉吾德</text:span> <text:span text:style-name="T67">認定</text:span>，有 姆大陸、姆<text:span text:style-name="T69">文明</text:span>。</text:p>
                      <text:list>
                        <text:list-item>
                          <text:p text:style-name="P168">姆大陸<text:span text:style-name="T79"> 發生 火山爆發，</text:span>姆<text:span text:style-name="T69">文明 滅亡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65"><text:span text:style-name="T69">亞特蘭提斯文明</text:span>。</text:p>
                  <text:list>
                    <text:list-item>
                      <text:p text:style-name="P166"><text:span text:style-name="T69">亞特蘭提斯文明</text:span> 位在 大西洋的（沉沒的）<text:span text:style-name="T69">亞特蘭提斯</text:span>。</text:p>
                    </text:list-item>
                    <text:list-item>
                      <text:p text:style-name="P169">梭倫、柏拉圖 <text:span text:style-name="T67">認定</text:span>，有 <text:span text:style-name="T69">亞特蘭提斯</text:span>、<text:span text:style-name="T69">亞特蘭提斯文明。</text:span></text:p>
                    </text:list-item>
                    <text:list-item>
                      <text:p text:style-name="P170">柏拉圖 <text:span text:style-name="T67">認定，</text:span><text:span text:style-name="T17">在 </text:span><text:span text:style-name="T20">1</text:span><text:span text:style-name="T21">20</text:span><text:span text:style-name="T20">00</text:span><text:span text:style-name="T79">年前左右。</text:span></text:p>
                      <text:list>
                        <text:list-item>
                          <text:p text:style-name="P210">亞特蘭提斯 發生 地震、海嘯，變成 船 無法到達的 地方。</text:p>
                        </text:list-item>
                        <text:list-item>
                          <text:p text:style-name="P170"><text:span text:style-name="T79">亞特蘭提斯文明 滅亡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1">雷姆力亞文明。</text:p>
                  <text:list>
                    <text:list-item>
                      <text:p text:style-name="P166">雷姆力亞文明 位在 印度洋的（沉沒的）雷姆力亞。</text:p>
                    </text:list-item>
                  </text:list>
                </text:list-item>
                <text:list-item>
                  <text:p text:style-name="P172">巨石<text:span text:style-name="T69">文明</text:span>的 遺址、遺跡。</text:p>
                  <text:list>
                    <text:list-item>
                      <text:p text:style-name="P173"><text:span text:style-name="T69">埃及的 </text:span>金字塔、<text:span text:style-name="T75">神廟</text:span>。</text:p>
                    </text:list-item>
                    <text:list-item>
                      <text:p text:style-name="P174">祕魯<text:span text:style-name="T69">的 </text:span>馬丘比丘。</text:p>
                    </text:list-item>
                    <text:list-item>
                      <text:p text:style-name="P175">英國<text:span text:style-name="T69">的 </text:span>巨石陣。</text:p>
                    </text:list-item>
                    <text:list-item>
                      <text:p text:style-name="P174">日本<text:span text:style-name="T69">的 </text:span><text:span text:style-name="T1">與那國島的</text:span> 水下的 金字塔。</text:p>
                    </text:list-item>
                    <text:list-item>
                      <text:p text:style-name="P174"><text:span text:style-name="T80">印尼的 巴東山的 遺址</text:span>。</text:p>
                    </text:list-item>
                    <text:list-item>
                      <text:p text:style-name="P175">印度的 奎師那德瓦卡城。</text:p>
                    </text:list-item>
                    <text:list-item>
                      <text:p text:style-name="P173">土耳其的 哥貝克力石陣。</text:p>
                    </text:list-item>
                    <text:list-item>
                      <text:p text:style-name="P173">阿拉伯的 <text:span text:style-name="T50">Al</text:span><text:span text:style-name="T36">·</text:span><text:span text:style-name="T50">Naslaa</text:span><text:span text:style-name="T73">巨石</text:span>。</text:p>
                    </text:list-item>
                    <text:list-item>
                      <text:p text:style-name="P173">墨西哥的 太陽<text:span text:style-name="T74">金字塔、</text:span><text:span text:style-name="T45">Cholula</text:span><text:span text:style-name="T74">金字塔</text:span>。</text:p>
                    </text:list-item>
                    <text:list-item>
                      <text:p text:style-name="P173">柬埔寨的 吳哥窟。</text:p>
                    </text:list-item>
                    <text:list-item>
                      <text:p text:style-name="P173">馬爾他的 <text:span text:style-name="T75">神廟群</text:span>。</text:p>
                    </text:list-item>
                    <text:list-item>
                      <text:p text:style-name="P176">義大利的 潘泰萊里亞奇石。</text:p>
                    </text:list-item>
                  </text:list>
                </text:list-item>
              </text:list>
            </text:list-item>
            <text:list-item>
              <text:p text:style-name="P177">都市傳說<text:span text:style-name="T1">、都市傳聞</text:span>。</text:p>
              <text:list>
                <text:list-item>
                  <text:p text:style-name="P178"><text:span text:style-name="T81">西藏</text:span>的 羅桑倫巴 認定，布達拉宮的 地下空間 <text:span text:style-name="T44">紀載、紀錄</text:span> 巨人文明、過去的高等文明。</text:p>
                </text:list-item>
                <text:list-item>
                  <text:p text:style-name="P179">美國的 愛德華<text:span text:style-name="T36">·</text:span>力茲卡寧 認定，自己 <text:span text:style-name="T72">使用</text:span> <text:span text:style-name="T70">巨石</text:span><text:span text:style-name="T44">、</text:span><text:span text:style-name="T70">地球磁場</text:span> <text:span text:style-name="T70">製造</text:span>、<text:span text:style-name="T70">造出</text:span> 珊瑚城堡。</text:p>
                </text:list-item>
              </text:list>
            </text:list-item>
            <text:list-item>
              <text:p text:style-name="P211"><text:span text:style-name="T49">1萬</text:span><text:span text:style-name="T78">年前</text:span><text:span text:style-name="T15">左右</text:span>傳<text:span text:style-name="T78">說</text:span><text:span text:style-name="T12">、</text:span><text:span text:style-name="T11">1萬</text:span><text:span text:style-name="T15">年前左右傳聞</text:span>。</text:p>
              <text:list>
                <text:list-item>
                  <text:p text:style-name="P211"><text:span text:style-name="T68">萊尼</text:span><text:span text:style-name="T36">·</text:span><text:span text:style-name="T68">里吉克 認定，馬爾他的 神廟群 指向（</text:span><text:span text:style-name="T49">一萬多</text:span><text:span text:style-name="T78">年前 的）天狼星</text:span>。</text:p>
                </text:list-item>
                <text:list-item>
                  <text:p text:style-name="P212"><text:span text:style-name="T20">1</text:span><text:span text:style-name="T22">3</text:span><text:span text:style-name="T21">0</text:span><text:span text:style-name="T20">00</text:span><text:span text:style-name="T79">年前的 </text:span>新仙女木事件。</text:p>
                </text:list-item>
                <text:list-item>
                  <text:p text:style-name="P213"><text:span text:style-name="T68">（</text:span><text:span text:style-name="T20">碳14定年法</text:span><text:span text:style-name="T68"> 認定）</text:span><text:span text:style-name="T20">1</text:span><text:span text:style-name="T22">3</text:span><text:span text:style-name="T21">0</text:span><text:span text:style-name="T20">00</text:span><text:span text:style-name="T79">年前~ </text:span><text:span text:style-name="T20">1</text:span><text:span text:style-name="T22">0</text:span><text:span text:style-name="T21">0</text:span><text:span text:style-name="T20">00</text:span><text:span text:style-name="T79">年前 的 哥貝克力石陣</text:span>。</text:p>
                </text:list-item>
                <text:list-item>
                  <text:p text:style-name="P214"><text:span text:style-name="T68">葛瑞姆</text:span><text:span text:style-name="T36">·</text:span><text:span text:style-name="T68">漢考克 認定，吳哥窟 對應（</text:span><text:span text:style-name="T49">12500</text:span><text:span text:style-name="T78">年前 的）天龍座</text:span>。</text:p>
                </text:list-item>
                <text:list-item>
                  <text:p text:style-name="P215"><text:span text:style-name="T68">柏拉圖 認定，</text:span><text:span text:style-name="T19">在 </text:span><text:span text:style-name="T20">1</text:span><text:span text:style-name="T21">20</text:span><text:span text:style-name="T20">00</text:span><text:span text:style-name="T79">年前左右 亞特蘭提斯文明 滅亡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8:19:05.475000000</dc:date>
    <meta:editing-duration>P30DT11H28M18S</meta:editing-duration>
    <meta:editing-cycles>17836</meta:editing-cycles>
    <meta:document-statistic meta:table-count="0" meta:image-count="0" meta:object-count="0" meta:page-count="1" meta:paragraph-count="385" meta:word-count="6216" meta:character-count="7824" meta:non-whitespace-character-count="7255"/>
  </office:meta>
</office:document-meta>
</file>